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487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4.286cm"/>
    </style:style>
    <style:style style:name="co11" style:family="table-column">
      <style:table-column-properties fo:break-before="auto" style:column-width="2.196cm"/>
    </style:style>
    <style:style style:name="co12" style:family="table-column">
      <style:table-column-properties fo:break-before="auto" style:column-width="3.043cm"/>
    </style:style>
    <style:style style:name="co13" style:family="table-column">
      <style:table-column-properties fo:break-before="auto" style:column-width="4.94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8" style:family="table-cell" style:parent-style-name="Default" style:data-style-name="N37"/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Движение_товаров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1015" table:default-cell-style-name="ce1"/>
        <table:table-column table:style-name="co6" table:number-columns-repeated="2" table:default-cell-style-name="Default"/>
        <table:table-row table:style-name="ro1">
          <table:table-cell table:style-name="ce3" office:value-type="string" calcext:value-type="string">
            <text:p>ID операции</text:p>
          </table:table-cell>
          <table:table-cell table:style-name="ce3" office:value-type="string" calcext:value-type="string">
            <text:p>Дата</text:p>
          </table:table-cell>
          <table:table-cell table:style-name="ce3" office:value-type="string" calcext:value-type="string">
            <text:p>ID магазина</text:p>
          </table:table-cell>
          <table:table-cell table:style-name="ce3" office:value-type="string" calcext:value-type="string">
            <text:p>Артикул</text:p>
          </table:table-cell>
          <table:table-cell table:style-name="ce3" office:value-type="string" calcext:value-type="string">
            <text:p>Тип операции</text:p>
          </table:table-cell>
          <table:table-cell table:style-name="ce3" office:value-type="string" calcext:value-type="string">
            <text:p>Количество упаковок</text:p>
          </table:table-cell>
          <table:table-cell table:style-name="ce3" office:value-type="string" calcext:value-type="string">
            <text:p>Цена 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147" calcext:value-type="float">
            <text:p>147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21" calcext:value-type="float">
            <text:p>21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59" calcext:value-type="float">
            <text:p>159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1" calcext:value-type="float">
            <text:p>11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35" calcext:value-type="float">
            <text:p>135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27" calcext:value-type="float">
            <text:p>127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54" calcext:value-type="float">
            <text:p>54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59" calcext:value-type="float">
            <text:p>59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office:value-type="float" office:value="93" calcext:value-type="float">
            <text:p>93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33" calcext:value-type="float">
            <text:p>13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53" calcext:value-type="float">
            <text:p>153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72" calcext:value-type="float">
            <text:p>72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19" calcext:value-type="float">
            <text:p>119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71" calcext:value-type="float">
            <text:p>71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123" calcext:value-type="float">
            <text:p>123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3">
          <table:table-cell office:value-type="float" office:value="302" calcext:value-type="float">
            <text:p>30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3">
          <table:table-cell office:value-type="float" office:value="303" calcext:value-type="float">
            <text:p>30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10" calcext:value-type="float">
            <text:p>11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59" calcext:value-type="float">
            <text:p>159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33" calcext:value-type="float">
            <text:p>33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36" calcext:value-type="float">
            <text:p>36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54" calcext:value-type="float">
            <text:p>154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01" calcext:value-type="float">
            <text:p>40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07" calcext:value-type="float">
            <text:p>40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66" calcext:value-type="float">
            <text:p>66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10" calcext:value-type="float">
            <text:p>41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14" calcext:value-type="float">
            <text:p>41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18" calcext:value-type="float">
            <text:p>41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33" calcext:value-type="float">
            <text:p>133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25" calcext:value-type="float">
            <text:p>42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31" calcext:value-type="float">
            <text:p>43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32" calcext:value-type="float">
            <text:p>43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35" calcext:value-type="float">
            <text:p>43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37" calcext:value-type="float">
            <text:p>43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40" calcext:value-type="float">
            <text:p>44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41" calcext:value-type="float">
            <text:p>44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48" calcext:value-type="float">
            <text:p>44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53" calcext:value-type="float">
            <text:p>45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54" calcext:value-type="float">
            <text:p>45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56" calcext:value-type="float">
            <text:p>45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57" calcext:value-type="float">
            <text:p>45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58" calcext:value-type="float">
            <text:p>45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59" calcext:value-type="float">
            <text:p>45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60" calcext:value-type="float">
            <text:p>46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63" calcext:value-type="float">
            <text:p>46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24" calcext:value-type="float">
            <text:p>124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64" calcext:value-type="float">
            <text:p>46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65" calcext:value-type="float">
            <text:p>46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68" calcext:value-type="float">
            <text:p>46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69" calcext:value-type="float">
            <text:p>46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70" calcext:value-type="float">
            <text:p>47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71" calcext:value-type="float">
            <text:p>47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82" calcext:value-type="float">
            <text:p>82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78" calcext:value-type="float">
            <text:p>47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56" calcext:value-type="float">
            <text:p>56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82" calcext:value-type="float">
            <text:p>48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83" calcext:value-type="float">
            <text:p>48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84" calcext:value-type="float">
            <text:p>48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85" calcext:value-type="float">
            <text:p>48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86" calcext:value-type="float">
            <text:p>48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87" calcext:value-type="float">
            <text:p>48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4">
          <table:table-cell office:value-type="float" office:value="488" calcext:value-type="float">
            <text:p>48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4">
          <table:table-cell office:value-type="float" office:value="489" calcext:value-type="float">
            <text:p>48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91" calcext:value-type="float">
            <text:p>49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92" calcext:value-type="float">
            <text:p>49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93" calcext:value-type="float">
            <text:p>49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94" calcext:value-type="float">
            <text:p>49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95" calcext:value-type="float">
            <text:p>49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96" calcext:value-type="float">
            <text:p>49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499" calcext:value-type="float">
            <text:p>49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01" calcext:value-type="float">
            <text:p>50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53" calcext:value-type="float">
            <text:p>53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02" calcext:value-type="float">
            <text:p>50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03" calcext:value-type="float">
            <text:p>50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04" calcext:value-type="float">
            <text:p>50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05" calcext:value-type="float">
            <text:p>50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06" calcext:value-type="float">
            <text:p>50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07" calcext:value-type="float">
            <text:p>50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08" calcext:value-type="float">
            <text:p>50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09" calcext:value-type="float">
            <text:p>50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10" calcext:value-type="float">
            <text:p>51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11" calcext:value-type="float">
            <text:p>51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12" calcext:value-type="float">
            <text:p>51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13" calcext:value-type="float">
            <text:p>51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14" calcext:value-type="float">
            <text:p>51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15" calcext:value-type="float">
            <text:p>51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16" calcext:value-type="float">
            <text:p>51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17" calcext:value-type="float">
            <text:p>51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18" calcext:value-type="float">
            <text:p>51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19" calcext:value-type="float">
            <text:p>51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20" calcext:value-type="float">
            <text:p>52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21" calcext:value-type="float">
            <text:p>52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22" calcext:value-type="float">
            <text:p>52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23" calcext:value-type="float">
            <text:p>52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24" calcext:value-type="float">
            <text:p>52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25" calcext:value-type="float">
            <text:p>52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26" calcext:value-type="float">
            <text:p>52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27" calcext:value-type="float">
            <text:p>52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28" calcext:value-type="float">
            <text:p>52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29" calcext:value-type="float">
            <text:p>52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30" calcext:value-type="float">
            <text:p>53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31" calcext:value-type="float">
            <text:p>53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32" calcext:value-type="float">
            <text:p>53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33" calcext:value-type="float">
            <text:p>53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34" calcext:value-type="float">
            <text:p>53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35" calcext:value-type="float">
            <text:p>53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36" calcext:value-type="float">
            <text:p>53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37" calcext:value-type="float">
            <text:p>53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38" calcext:value-type="float">
            <text:p>53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39" calcext:value-type="float">
            <text:p>53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40" calcext:value-type="float">
            <text:p>54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41" calcext:value-type="float">
            <text:p>54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42" calcext:value-type="float">
            <text:p>54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43" calcext:value-type="float">
            <text:p>54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36" calcext:value-type="float">
            <text:p>36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44" calcext:value-type="float">
            <text:p>54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45" calcext:value-type="float">
            <text:p>54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46" calcext:value-type="float">
            <text:p>54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47" calcext:value-type="float">
            <text:p>54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48" calcext:value-type="float">
            <text:p>54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49" calcext:value-type="float">
            <text:p>54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37" calcext:value-type="float">
            <text:p>37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50" calcext:value-type="float">
            <text:p>55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51" calcext:value-type="float">
            <text:p>55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52" calcext:value-type="float">
            <text:p>55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53" calcext:value-type="float">
            <text:p>55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54" calcext:value-type="float">
            <text:p>55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55" calcext:value-type="float">
            <text:p>55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56" calcext:value-type="float">
            <text:p>55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57" calcext:value-type="float">
            <text:p>55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58" calcext:value-type="float">
            <text:p>55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59" calcext:value-type="float">
            <text:p>55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60" calcext:value-type="float">
            <text:p>56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61" calcext:value-type="float">
            <text:p>56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62" calcext:value-type="float">
            <text:p>56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63" calcext:value-type="float">
            <text:p>56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64" calcext:value-type="float">
            <text:p>56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65" calcext:value-type="float">
            <text:p>56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66" calcext:value-type="float">
            <text:p>56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67" calcext:value-type="float">
            <text:p>56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68" calcext:value-type="float">
            <text:p>56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69" calcext:value-type="float">
            <text:p>56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70" calcext:value-type="float">
            <text:p>57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71" calcext:value-type="float">
            <text:p>57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72" calcext:value-type="float">
            <text:p>57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73" calcext:value-type="float">
            <text:p>57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74" calcext:value-type="float">
            <text:p>57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75" calcext:value-type="float">
            <text:p>57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76" calcext:value-type="float">
            <text:p>57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77" calcext:value-type="float">
            <text:p>57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78" calcext:value-type="float">
            <text:p>57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79" calcext:value-type="float">
            <text:p>57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81" calcext:value-type="float">
            <text:p>58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82" calcext:value-type="float">
            <text:p>58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34" calcext:value-type="float">
            <text:p>34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83" calcext:value-type="float">
            <text:p>58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84" calcext:value-type="float">
            <text:p>58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85" calcext:value-type="float">
            <text:p>58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86" calcext:value-type="float">
            <text:p>58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87" calcext:value-type="float">
            <text:p>58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88" calcext:value-type="float">
            <text:p>58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89" calcext:value-type="float">
            <text:p>58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90" calcext:value-type="float">
            <text:p>59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91" calcext:value-type="float">
            <text:p>59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92" calcext:value-type="float">
            <text:p>59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93" calcext:value-type="float">
            <text:p>59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94" calcext:value-type="float">
            <text:p>59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95" calcext:value-type="float">
            <text:p>59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96" calcext:value-type="float">
            <text:p>59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97" calcext:value-type="float">
            <text:p>59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98" calcext:value-type="float">
            <text:p>59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599" calcext:value-type="float">
            <text:p>59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01" calcext:value-type="float">
            <text:p>60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02" calcext:value-type="float">
            <text:p>60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03" calcext:value-type="float">
            <text:p>60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04" calcext:value-type="float">
            <text:p>60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05" calcext:value-type="float">
            <text:p>60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06" calcext:value-type="float">
            <text:p>60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07" calcext:value-type="float">
            <text:p>60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08" calcext:value-type="float">
            <text:p>60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09" calcext:value-type="float">
            <text:p>60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10" calcext:value-type="float">
            <text:p>61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11" calcext:value-type="float">
            <text:p>61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12" calcext:value-type="float">
            <text:p>61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13" calcext:value-type="float">
            <text:p>61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14" calcext:value-type="float">
            <text:p>61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15" calcext:value-type="float">
            <text:p>61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16" calcext:value-type="float">
            <text:p>61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17" calcext:value-type="float">
            <text:p>61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18" calcext:value-type="float">
            <text:p>61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19" calcext:value-type="float">
            <text:p>61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20" calcext:value-type="float">
            <text:p>62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21" calcext:value-type="float">
            <text:p>62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22" calcext:value-type="float">
            <text:p>62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23" calcext:value-type="float">
            <text:p>62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24" calcext:value-type="float">
            <text:p>62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25" calcext:value-type="float">
            <text:p>62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26" calcext:value-type="float">
            <text:p>62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27" calcext:value-type="float">
            <text:p>62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28" calcext:value-type="float">
            <text:p>62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29" calcext:value-type="float">
            <text:p>62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30" calcext:value-type="float">
            <text:p>63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31" calcext:value-type="float">
            <text:p>63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32" calcext:value-type="float">
            <text:p>63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33" calcext:value-type="float">
            <text:p>63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34" calcext:value-type="float">
            <text:p>63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35" calcext:value-type="float">
            <text:p>63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36" calcext:value-type="float">
            <text:p>63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37" calcext:value-type="float">
            <text:p>63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38" calcext:value-type="float">
            <text:p>63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39" calcext:value-type="float">
            <text:p>63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40" calcext:value-type="float">
            <text:p>64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41" calcext:value-type="float">
            <text:p>64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42" calcext:value-type="float">
            <text:p>64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43" calcext:value-type="float">
            <text:p>64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37" calcext:value-type="float">
            <text:p>37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44" calcext:value-type="float">
            <text:p>64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45" calcext:value-type="float">
            <text:p>64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04" calcext:value-type="float">
            <text:p>104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46" calcext:value-type="float">
            <text:p>64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47" calcext:value-type="float">
            <text:p>64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48" calcext:value-type="float">
            <text:p>64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49" calcext:value-type="float">
            <text:p>64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50" calcext:value-type="float">
            <text:p>65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51" calcext:value-type="float">
            <text:p>65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52" calcext:value-type="float">
            <text:p>65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53" calcext:value-type="float">
            <text:p>65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54" calcext:value-type="float">
            <text:p>65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55" calcext:value-type="float">
            <text:p>65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56" calcext:value-type="float">
            <text:p>65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57" calcext:value-type="float">
            <text:p>65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58" calcext:value-type="float">
            <text:p>65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59" calcext:value-type="float">
            <text:p>65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60" calcext:value-type="float">
            <text:p>66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61" calcext:value-type="float">
            <text:p>66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62" calcext:value-type="float">
            <text:p>66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63" calcext:value-type="float">
            <text:p>663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64" calcext:value-type="float">
            <text:p>664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65" calcext:value-type="float">
            <text:p>665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66" calcext:value-type="float">
            <text:p>666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67" calcext:value-type="float">
            <text:p>667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68" calcext:value-type="float">
            <text:p>668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69" calcext:value-type="float">
            <text:p>669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70" calcext:value-type="float">
            <text:p>670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71" calcext:value-type="float">
            <text:p>671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72" calcext:value-type="float">
            <text:p>672</text:p>
          </table:table-cell>
          <table:table-cell table:style-name="ce2" office:value-type="date" office:date-value="2022-07-01" calcext:value-type="date">
            <text:p>01.07.2022</text:p>
          </table:table-cell>
          <table:table-cell office:value-type="string" calcext:value-type="string">
            <text:p>M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73" calcext:value-type="float">
            <text:p>673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74" calcext:value-type="float">
            <text:p>674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75" calcext:value-type="float">
            <text:p>675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76" calcext:value-type="float">
            <text:p>676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77" calcext:value-type="float">
            <text:p>677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78" calcext:value-type="float">
            <text:p>678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79" calcext:value-type="float">
            <text:p>679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80" calcext:value-type="float">
            <text:p>680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81" calcext:value-type="float">
            <text:p>681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82" calcext:value-type="float">
            <text:p>682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83" calcext:value-type="float">
            <text:p>683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71" calcext:value-type="float">
            <text:p>71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84" calcext:value-type="float">
            <text:p>684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85" calcext:value-type="float">
            <text:p>685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86" calcext:value-type="float">
            <text:p>686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87" calcext:value-type="float">
            <text:p>687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44" calcext:value-type="float">
            <text:p>144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88" calcext:value-type="float">
            <text:p>688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89" calcext:value-type="float">
            <text:p>689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90" calcext:value-type="float">
            <text:p>690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91" calcext:value-type="float">
            <text:p>691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92" calcext:value-type="float">
            <text:p>692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93" calcext:value-type="float">
            <text:p>693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94" calcext:value-type="float">
            <text:p>694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95" calcext:value-type="float">
            <text:p>695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96" calcext:value-type="float">
            <text:p>696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97" calcext:value-type="float">
            <text:p>697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98" calcext:value-type="float">
            <text:p>698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699" calcext:value-type="float">
            <text:p>699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00" calcext:value-type="float">
            <text:p>700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01" calcext:value-type="float">
            <text:p>701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02" calcext:value-type="float">
            <text:p>702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49" calcext:value-type="float">
            <text:p>149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03" calcext:value-type="float">
            <text:p>703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" calcext:value-type="float">
            <text:p>18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04" calcext:value-type="float">
            <text:p>704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05" calcext:value-type="float">
            <text:p>705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06" calcext:value-type="float">
            <text:p>706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07" calcext:value-type="float">
            <text:p>707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08" calcext:value-type="float">
            <text:p>708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09" calcext:value-type="float">
            <text:p>709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10" calcext:value-type="float">
            <text:p>710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11" calcext:value-type="float">
            <text:p>711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12" calcext:value-type="float">
            <text:p>712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13" calcext:value-type="float">
            <text:p>713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14" calcext:value-type="float">
            <text:p>714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15" calcext:value-type="float">
            <text:p>715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16" calcext:value-type="float">
            <text:p>716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17" calcext:value-type="float">
            <text:p>717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18" calcext:value-type="float">
            <text:p>718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19" calcext:value-type="float">
            <text:p>719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20" calcext:value-type="float">
            <text:p>720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21" calcext:value-type="float">
            <text:p>721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22" calcext:value-type="float">
            <text:p>722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23" calcext:value-type="float">
            <text:p>723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24" calcext:value-type="float">
            <text:p>724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25" calcext:value-type="float">
            <text:p>725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26" calcext:value-type="float">
            <text:p>726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27" calcext:value-type="float">
            <text:p>727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28" calcext:value-type="float">
            <text:p>728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29" calcext:value-type="float">
            <text:p>729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30" calcext:value-type="float">
            <text:p>730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31" calcext:value-type="float">
            <text:p>731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32" calcext:value-type="float">
            <text:p>732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33" calcext:value-type="float">
            <text:p>733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34" calcext:value-type="float">
            <text:p>734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35" calcext:value-type="float">
            <text:p>735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36" calcext:value-type="float">
            <text:p>736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37" calcext:value-type="float">
            <text:p>737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38" calcext:value-type="float">
            <text:p>738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39" calcext:value-type="float">
            <text:p>739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40" calcext:value-type="float">
            <text:p>740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41" calcext:value-type="float">
            <text:p>741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42" calcext:value-type="float">
            <text:p>742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43" calcext:value-type="float">
            <text:p>743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44" calcext:value-type="float">
            <text:p>744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45" calcext:value-type="float">
            <text:p>745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46" calcext:value-type="float">
            <text:p>746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47" calcext:value-type="float">
            <text:p>747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48" calcext:value-type="float">
            <text:p>748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49" calcext:value-type="float">
            <text:p>749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51" calcext:value-type="float">
            <text:p>751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52" calcext:value-type="float">
            <text:p>752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53" calcext:value-type="float">
            <text:p>753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54" calcext:value-type="float">
            <text:p>754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55" calcext:value-type="float">
            <text:p>755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56" calcext:value-type="float">
            <text:p>756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57" calcext:value-type="float">
            <text:p>757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58" calcext:value-type="float">
            <text:p>758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59" calcext:value-type="float">
            <text:p>759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60" calcext:value-type="float">
            <text:p>760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61" calcext:value-type="float">
            <text:p>761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62" calcext:value-type="float">
            <text:p>762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63" calcext:value-type="float">
            <text:p>763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64" calcext:value-type="float">
            <text:p>764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65" calcext:value-type="float">
            <text:p>765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66" calcext:value-type="float">
            <text:p>766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67" calcext:value-type="float">
            <text:p>767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68" calcext:value-type="float">
            <text:p>768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69" calcext:value-type="float">
            <text:p>769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26" calcext:value-type="float">
            <text:p>26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70" calcext:value-type="float">
            <text:p>770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71" calcext:value-type="float">
            <text:p>771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72" calcext:value-type="float">
            <text:p>772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73" calcext:value-type="float">
            <text:p>773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74" calcext:value-type="float">
            <text:p>774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3">
          <table:table-cell office:value-type="float" office:value="775" calcext:value-type="float">
            <text:p>775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3">
          <table:table-cell office:value-type="float" office:value="776" calcext:value-type="float">
            <text:p>776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77" calcext:value-type="float">
            <text:p>777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78" calcext:value-type="float">
            <text:p>778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79" calcext:value-type="float">
            <text:p>779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80" calcext:value-type="float">
            <text:p>780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81" calcext:value-type="float">
            <text:p>781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82" calcext:value-type="float">
            <text:p>782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83" calcext:value-type="float">
            <text:p>783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84" calcext:value-type="float">
            <text:p>784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85" calcext:value-type="float">
            <text:p>785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86" calcext:value-type="float">
            <text:p>786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87" calcext:value-type="float">
            <text:p>787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88" calcext:value-type="float">
            <text:p>788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89" calcext:value-type="float">
            <text:p>789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90" calcext:value-type="float">
            <text:p>790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91" calcext:value-type="float">
            <text:p>791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92" calcext:value-type="float">
            <text:p>792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93" calcext:value-type="float">
            <text:p>793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94" calcext:value-type="float">
            <text:p>794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95" calcext:value-type="float">
            <text:p>795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96" calcext:value-type="float">
            <text:p>796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97" calcext:value-type="float">
            <text:p>797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98" calcext:value-type="float">
            <text:p>798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799" calcext:value-type="float">
            <text:p>799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27" calcext:value-type="float">
            <text:p>27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01" calcext:value-type="float">
            <text:p>801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02" calcext:value-type="float">
            <text:p>802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03" calcext:value-type="float">
            <text:p>803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04" calcext:value-type="float">
            <text:p>804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05" calcext:value-type="float">
            <text:p>805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06" calcext:value-type="float">
            <text:p>806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07" calcext:value-type="float">
            <text:p>807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08" calcext:value-type="float">
            <text:p>808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09" calcext:value-type="float">
            <text:p>809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10" calcext:value-type="float">
            <text:p>810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11" calcext:value-type="float">
            <text:p>811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12" calcext:value-type="float">
            <text:p>812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13" calcext:value-type="float">
            <text:p>813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14" calcext:value-type="float">
            <text:p>814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15" calcext:value-type="float">
            <text:p>815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16" calcext:value-type="float">
            <text:p>816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17" calcext:value-type="float">
            <text:p>817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18" calcext:value-type="float">
            <text:p>818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19" calcext:value-type="float">
            <text:p>819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20" calcext:value-type="float">
            <text:p>820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21" calcext:value-type="float">
            <text:p>821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22" calcext:value-type="float">
            <text:p>822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23" calcext:value-type="float">
            <text:p>823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24" calcext:value-type="float">
            <text:p>824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25" calcext:value-type="float">
            <text:p>825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26" calcext:value-type="float">
            <text:p>826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27" calcext:value-type="float">
            <text:p>827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28" calcext:value-type="float">
            <text:p>828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29" calcext:value-type="float">
            <text:p>829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30" calcext:value-type="float">
            <text:p>830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31" calcext:value-type="float">
            <text:p>831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32" calcext:value-type="float">
            <text:p>13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32" calcext:value-type="float">
            <text:p>832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33" calcext:value-type="float">
            <text:p>833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34" calcext:value-type="float">
            <text:p>834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35" calcext:value-type="float">
            <text:p>835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36" calcext:value-type="float">
            <text:p>836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63" calcext:value-type="float">
            <text:p>63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37" calcext:value-type="float">
            <text:p>837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38" calcext:value-type="float">
            <text:p>838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39" calcext:value-type="float">
            <text:p>839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59" calcext:value-type="float">
            <text:p>159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40" calcext:value-type="float">
            <text:p>840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4">
          <table:table-cell office:value-type="float" office:value="841" calcext:value-type="float">
            <text:p>841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4">
          <table:table-cell office:value-type="float" office:value="842" calcext:value-type="float">
            <text:p>842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43" calcext:value-type="float">
            <text:p>843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44" calcext:value-type="float">
            <text:p>844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45" calcext:value-type="float">
            <text:p>845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36" calcext:value-type="float">
            <text:p>136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46" calcext:value-type="float">
            <text:p>846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47" calcext:value-type="float">
            <text:p>847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48" calcext:value-type="float">
            <text:p>848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49" calcext:value-type="float">
            <text:p>849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50" calcext:value-type="float">
            <text:p>850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51" calcext:value-type="float">
            <text:p>851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52" calcext:value-type="float">
            <text:p>852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53" calcext:value-type="float">
            <text:p>853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93" calcext:value-type="float">
            <text:p>93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54" calcext:value-type="float">
            <text:p>854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55" calcext:value-type="float">
            <text:p>855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56" calcext:value-type="float">
            <text:p>856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57" calcext:value-type="float">
            <text:p>857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58" calcext:value-type="float">
            <text:p>858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59" calcext:value-type="float">
            <text:p>859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60" calcext:value-type="float">
            <text:p>860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61" calcext:value-type="float">
            <text:p>861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62" calcext:value-type="float">
            <text:p>862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63" calcext:value-type="float">
            <text:p>863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64" calcext:value-type="float">
            <text:p>864</text:p>
          </table:table-cell>
          <table:table-cell table:style-name="ce2" office:value-type="date" office:date-value="2022-07-02" calcext:value-type="date">
            <text:p>02.07.2022</text:p>
          </table:table-cell>
          <table:table-cell office:value-type="string" calcext:value-type="string">
            <text:p>M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65" calcext:value-type="float">
            <text:p>86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66" calcext:value-type="float">
            <text:p>86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67" calcext:value-type="float">
            <text:p>86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68" calcext:value-type="float">
            <text:p>86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69" calcext:value-type="float">
            <text:p>86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70" calcext:value-type="float">
            <text:p>87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71" calcext:value-type="float">
            <text:p>87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72" calcext:value-type="float">
            <text:p>87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73" calcext:value-type="float">
            <text:p>87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74" calcext:value-type="float">
            <text:p>87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75" calcext:value-type="float">
            <text:p>87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39" calcext:value-type="float">
            <text:p>39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76" calcext:value-type="float">
            <text:p>87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77" calcext:value-type="float">
            <text:p>87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78" calcext:value-type="float">
            <text:p>87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79" calcext:value-type="float">
            <text:p>87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80" calcext:value-type="float">
            <text:p>88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81" calcext:value-type="float">
            <text:p>88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82" calcext:value-type="float">
            <text:p>88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83" calcext:value-type="float">
            <text:p>88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84" calcext:value-type="float">
            <text:p>88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85" calcext:value-type="float">
            <text:p>88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86" calcext:value-type="float">
            <text:p>88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87" calcext:value-type="float">
            <text:p>88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88" calcext:value-type="float">
            <text:p>88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89" calcext:value-type="float">
            <text:p>88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90" calcext:value-type="float">
            <text:p>89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91" calcext:value-type="float">
            <text:p>89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92" calcext:value-type="float">
            <text:p>89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93" calcext:value-type="float">
            <text:p>89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94" calcext:value-type="float">
            <text:p>89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95" calcext:value-type="float">
            <text:p>89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96" calcext:value-type="float">
            <text:p>89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97" calcext:value-type="float">
            <text:p>89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98" calcext:value-type="float">
            <text:p>89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48" calcext:value-type="float">
            <text:p>148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899" calcext:value-type="float">
            <text:p>89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00" calcext:value-type="float">
            <text:p>90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01" calcext:value-type="float">
            <text:p>90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02" calcext:value-type="float">
            <text:p>90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03" calcext:value-type="float">
            <text:p>90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35" calcext:value-type="float">
            <text:p>135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04" calcext:value-type="float">
            <text:p>90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05" calcext:value-type="float">
            <text:p>90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06" calcext:value-type="float">
            <text:p>90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07" calcext:value-type="float">
            <text:p>90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08" calcext:value-type="float">
            <text:p>90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09" calcext:value-type="float">
            <text:p>90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10" calcext:value-type="float">
            <text:p>91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11" calcext:value-type="float">
            <text:p>91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12" calcext:value-type="float">
            <text:p>91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13" calcext:value-type="float">
            <text:p>91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14" calcext:value-type="float">
            <text:p>91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15" calcext:value-type="float">
            <text:p>91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16" calcext:value-type="float">
            <text:p>91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17" calcext:value-type="float">
            <text:p>91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18" calcext:value-type="float">
            <text:p>91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19" calcext:value-type="float">
            <text:p>91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20" calcext:value-type="float">
            <text:p>92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93" calcext:value-type="float">
            <text:p>93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21" calcext:value-type="float">
            <text:p>92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22" calcext:value-type="float">
            <text:p>92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23" calcext:value-type="float">
            <text:p>92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24" calcext:value-type="float">
            <text:p>92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25" calcext:value-type="float">
            <text:p>92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26" calcext:value-type="float">
            <text:p>92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27" calcext:value-type="float">
            <text:p>92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28" calcext:value-type="float">
            <text:p>92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29" calcext:value-type="float">
            <text:p>92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office:value-type="float" office:value="28" calcext:value-type="float">
            <text:p>28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30" calcext:value-type="float">
            <text:p>93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31" calcext:value-type="float">
            <text:p>93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32" calcext:value-type="float">
            <text:p>93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4">
          <table:table-cell office:value-type="float" office:value="933" calcext:value-type="float">
            <text:p>93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4">
          <table:table-cell office:value-type="float" office:value="934" calcext:value-type="float">
            <text:p>93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35" calcext:value-type="float">
            <text:p>93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36" calcext:value-type="float">
            <text:p>93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37" calcext:value-type="float">
            <text:p>93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38" calcext:value-type="float">
            <text:p>93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39" calcext:value-type="float">
            <text:p>93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40" calcext:value-type="float">
            <text:p>94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41" calcext:value-type="float">
            <text:p>94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42" calcext:value-type="float">
            <text:p>94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43" calcext:value-type="float">
            <text:p>94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44" calcext:value-type="float">
            <text:p>94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45" calcext:value-type="float">
            <text:p>94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46" calcext:value-type="float">
            <text:p>94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47" calcext:value-type="float">
            <text:p>94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48" calcext:value-type="float">
            <text:p>94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49" calcext:value-type="float">
            <text:p>94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50" calcext:value-type="float">
            <text:p>95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51" calcext:value-type="float">
            <text:p>95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52" calcext:value-type="float">
            <text:p>95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53" calcext:value-type="float">
            <text:p>95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54" calcext:value-type="float">
            <text:p>95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55" calcext:value-type="float">
            <text:p>95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56" calcext:value-type="float">
            <text:p>95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57" calcext:value-type="float">
            <text:p>95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58" calcext:value-type="float">
            <text:p>95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59" calcext:value-type="float">
            <text:p>95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60" calcext:value-type="float">
            <text:p>96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61" calcext:value-type="float">
            <text:p>96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62" calcext:value-type="float">
            <text:p>96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63" calcext:value-type="float">
            <text:p>96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64" calcext:value-type="float">
            <text:p>96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65" calcext:value-type="float">
            <text:p>96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66" calcext:value-type="float">
            <text:p>96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67" calcext:value-type="float">
            <text:p>96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68" calcext:value-type="float">
            <text:p>96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69" calcext:value-type="float">
            <text:p>96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70" calcext:value-type="float">
            <text:p>97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71" calcext:value-type="float">
            <text:p>97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72" calcext:value-type="float">
            <text:p>97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73" calcext:value-type="float">
            <text:p>97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74" calcext:value-type="float">
            <text:p>97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75" calcext:value-type="float">
            <text:p>97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76" calcext:value-type="float">
            <text:p>97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77" calcext:value-type="float">
            <text:p>97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14" calcext:value-type="float">
            <text:p>114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78" calcext:value-type="float">
            <text:p>97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79" calcext:value-type="float">
            <text:p>97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80" calcext:value-type="float">
            <text:p>98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81" calcext:value-type="float">
            <text:p>98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36" calcext:value-type="float">
            <text:p>36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82" calcext:value-type="float">
            <text:p>98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83" calcext:value-type="float">
            <text:p>98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84" calcext:value-type="float">
            <text:p>98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86" calcext:value-type="float">
            <text:p>86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85" calcext:value-type="float">
            <text:p>98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86" calcext:value-type="float">
            <text:p>98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87" calcext:value-type="float">
            <text:p>98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88" calcext:value-type="float">
            <text:p>98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89" calcext:value-type="float">
            <text:p>98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90" calcext:value-type="float">
            <text:p>99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91" calcext:value-type="float">
            <text:p>99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92" calcext:value-type="float">
            <text:p>99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93" calcext:value-type="float">
            <text:p>99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94" calcext:value-type="float">
            <text:p>99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95" calcext:value-type="float">
            <text:p>99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96" calcext:value-type="float">
            <text:p>99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97" calcext:value-type="float">
            <text:p>99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98" calcext:value-type="float">
            <text:p>99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999" calcext:value-type="float">
            <text:p>99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9" calcext:value-type="float">
            <text:p>9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01" calcext:value-type="float">
            <text:p>100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02" calcext:value-type="float">
            <text:p>100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03" calcext:value-type="float">
            <text:p>100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04" calcext:value-type="float">
            <text:p>100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05" calcext:value-type="float">
            <text:p>100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06" calcext:value-type="float">
            <text:p>100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07" calcext:value-type="float">
            <text:p>100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08" calcext:value-type="float">
            <text:p>100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09" calcext:value-type="float">
            <text:p>100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16" calcext:value-type="float">
            <text:p>116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10" calcext:value-type="float">
            <text:p>101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11" calcext:value-type="float">
            <text:p>101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12" calcext:value-type="float">
            <text:p>101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13" calcext:value-type="float">
            <text:p>101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53" calcext:value-type="float">
            <text:p>53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14" calcext:value-type="float">
            <text:p>101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15" calcext:value-type="float">
            <text:p>101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38" calcext:value-type="float">
            <text:p>13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16" calcext:value-type="float">
            <text:p>101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17" calcext:value-type="float">
            <text:p>101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18" calcext:value-type="float">
            <text:p>101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19" calcext:value-type="float">
            <text:p>101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20" calcext:value-type="float">
            <text:p>102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59" calcext:value-type="float">
            <text:p>59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21" calcext:value-type="float">
            <text:p>102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22" calcext:value-type="float">
            <text:p>102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23" calcext:value-type="float">
            <text:p>102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24" calcext:value-type="float">
            <text:p>102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25" calcext:value-type="float">
            <text:p>102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26" calcext:value-type="float">
            <text:p>102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27" calcext:value-type="float">
            <text:p>102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28" calcext:value-type="float">
            <text:p>102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29" calcext:value-type="float">
            <text:p>102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30" calcext:value-type="float">
            <text:p>103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31" calcext:value-type="float">
            <text:p>103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32" calcext:value-type="float">
            <text:p>103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27" calcext:value-type="float">
            <text:p>12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33" calcext:value-type="float">
            <text:p>103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34" calcext:value-type="float">
            <text:p>103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35" calcext:value-type="float">
            <text:p>103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36" calcext:value-type="float">
            <text:p>103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37" calcext:value-type="float">
            <text:p>103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32" calcext:value-type="float">
            <text:p>32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38" calcext:value-type="float">
            <text:p>103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39" calcext:value-type="float">
            <text:p>103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40" calcext:value-type="float">
            <text:p>104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41" calcext:value-type="float">
            <text:p>104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42" calcext:value-type="float">
            <text:p>104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102" calcext:value-type="float">
            <text:p>102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43" calcext:value-type="float">
            <text:p>104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44" calcext:value-type="float">
            <text:p>104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45" calcext:value-type="float">
            <text:p>104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46" calcext:value-type="float">
            <text:p>104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47" calcext:value-type="float">
            <text:p>104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48" calcext:value-type="float">
            <text:p>104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49" calcext:value-type="float">
            <text:p>104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50" calcext:value-type="float">
            <text:p>105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51" calcext:value-type="float">
            <text:p>105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52" calcext:value-type="float">
            <text:p>105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53" calcext:value-type="float">
            <text:p>105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54" calcext:value-type="float">
            <text:p>105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55" calcext:value-type="float">
            <text:p>105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56" calcext:value-type="float">
            <text:p>105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57" calcext:value-type="float">
            <text:p>105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5">
          <table:table-cell office:value-type="float" office:value="1058" calcext:value-type="float">
            <text:p>105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5">
          <table:table-cell office:value-type="float" office:value="1059" calcext:value-type="float">
            <text:p>105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60" calcext:value-type="float">
            <text:p>106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61" calcext:value-type="float">
            <text:p>106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62" calcext:value-type="float">
            <text:p>106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63" calcext:value-type="float">
            <text:p>106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64" calcext:value-type="float">
            <text:p>106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65" calcext:value-type="float">
            <text:p>106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66" calcext:value-type="float">
            <text:p>106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67" calcext:value-type="float">
            <text:p>106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68" calcext:value-type="float">
            <text:p>106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69" calcext:value-type="float">
            <text:p>106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70" calcext:value-type="float">
            <text:p>107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71" calcext:value-type="float">
            <text:p>107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72" calcext:value-type="float">
            <text:p>107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73" calcext:value-type="float">
            <text:p>107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74" calcext:value-type="float">
            <text:p>107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75" calcext:value-type="float">
            <text:p>107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76" calcext:value-type="float">
            <text:p>107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77" calcext:value-type="float">
            <text:p>107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78" calcext:value-type="float">
            <text:p>107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79" calcext:value-type="float">
            <text:p>107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80" calcext:value-type="float">
            <text:p>108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81" calcext:value-type="float">
            <text:p>108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82" calcext:value-type="float">
            <text:p>108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83" calcext:value-type="float">
            <text:p>108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84" calcext:value-type="float">
            <text:p>108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85" calcext:value-type="float">
            <text:p>108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86" calcext:value-type="float">
            <text:p>108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87" calcext:value-type="float">
            <text:p>108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88" calcext:value-type="float">
            <text:p>108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89" calcext:value-type="float">
            <text:p>108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90" calcext:value-type="float">
            <text:p>109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91" calcext:value-type="float">
            <text:p>109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92" calcext:value-type="float">
            <text:p>109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93" calcext:value-type="float">
            <text:p>109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94" calcext:value-type="float">
            <text:p>109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95" calcext:value-type="float">
            <text:p>109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96" calcext:value-type="float">
            <text:p>109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97" calcext:value-type="float">
            <text:p>109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98" calcext:value-type="float">
            <text:p>109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099" calcext:value-type="float">
            <text:p>109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00" calcext:value-type="float">
            <text:p>110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01" calcext:value-type="float">
            <text:p>110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02" calcext:value-type="float">
            <text:p>110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03" calcext:value-type="float">
            <text:p>110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04" calcext:value-type="float">
            <text:p>110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05" calcext:value-type="float">
            <text:p>110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06" calcext:value-type="float">
            <text:p>110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07" calcext:value-type="float">
            <text:p>110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08" calcext:value-type="float">
            <text:p>110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09" calcext:value-type="float">
            <text:p>110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10" calcext:value-type="float">
            <text:p>111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11" calcext:value-type="float">
            <text:p>111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12" calcext:value-type="float">
            <text:p>111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13" calcext:value-type="float">
            <text:p>111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14" calcext:value-type="float">
            <text:p>111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15" calcext:value-type="float">
            <text:p>111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16" calcext:value-type="float">
            <text:p>111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17" calcext:value-type="float">
            <text:p>111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18" calcext:value-type="float">
            <text:p>111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19" calcext:value-type="float">
            <text:p>111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20" calcext:value-type="float">
            <text:p>112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21" calcext:value-type="float">
            <text:p>112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22" calcext:value-type="float">
            <text:p>112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23" calcext:value-type="float">
            <text:p>112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24" calcext:value-type="float">
            <text:p>112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25" calcext:value-type="float">
            <text:p>112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26" calcext:value-type="float">
            <text:p>112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27" calcext:value-type="float">
            <text:p>112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78" calcext:value-type="float">
            <text:p>78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28" calcext:value-type="float">
            <text:p>112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29" calcext:value-type="float">
            <text:p>112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30" calcext:value-type="float">
            <text:p>113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31" calcext:value-type="float">
            <text:p>113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32" calcext:value-type="float">
            <text:p>113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33" calcext:value-type="float">
            <text:p>113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68" calcext:value-type="float">
            <text:p>68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34" calcext:value-type="float">
            <text:p>113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35" calcext:value-type="float">
            <text:p>113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36" calcext:value-type="float">
            <text:p>113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37" calcext:value-type="float">
            <text:p>113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38" calcext:value-type="float">
            <text:p>113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39" calcext:value-type="float">
            <text:p>113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54" calcext:value-type="float">
            <text:p>54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40" calcext:value-type="float">
            <text:p>114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41" calcext:value-type="float">
            <text:p>114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42" calcext:value-type="float">
            <text:p>114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43" calcext:value-type="float">
            <text:p>114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44" calcext:value-type="float">
            <text:p>114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45" calcext:value-type="float">
            <text:p>114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46" calcext:value-type="float">
            <text:p>114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47" calcext:value-type="float">
            <text:p>114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48" calcext:value-type="float">
            <text:p>114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49" calcext:value-type="float">
            <text:p>114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50" calcext:value-type="float">
            <text:p>115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51" calcext:value-type="float">
            <text:p>115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52" calcext:value-type="float">
            <text:p>115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53" calcext:value-type="float">
            <text:p>115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54" calcext:value-type="float">
            <text:p>115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08" calcext:value-type="float">
            <text:p>108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55" calcext:value-type="float">
            <text:p>115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56" calcext:value-type="float">
            <text:p>115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57" calcext:value-type="float">
            <text:p>115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58" calcext:value-type="float">
            <text:p>115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59" calcext:value-type="float">
            <text:p>115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60" calcext:value-type="float">
            <text:p>116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61" calcext:value-type="float">
            <text:p>116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62" calcext:value-type="float">
            <text:p>116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63" calcext:value-type="float">
            <text:p>116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92" calcext:value-type="float">
            <text:p>192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64" calcext:value-type="float">
            <text:p>116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65" calcext:value-type="float">
            <text:p>116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66" calcext:value-type="float">
            <text:p>116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67" calcext:value-type="float">
            <text:p>116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68" calcext:value-type="float">
            <text:p>116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69" calcext:value-type="float">
            <text:p>116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70" calcext:value-type="float">
            <text:p>117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71" calcext:value-type="float">
            <text:p>117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72" calcext:value-type="float">
            <text:p>117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73" calcext:value-type="float">
            <text:p>117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74" calcext:value-type="float">
            <text:p>117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75" calcext:value-type="float">
            <text:p>117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76" calcext:value-type="float">
            <text:p>117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77" calcext:value-type="float">
            <text:p>117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78" calcext:value-type="float">
            <text:p>117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79" calcext:value-type="float">
            <text:p>117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80" calcext:value-type="float">
            <text:p>118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81" calcext:value-type="float">
            <text:p>118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82" calcext:value-type="float">
            <text:p>118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83" calcext:value-type="float">
            <text:p>118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84" calcext:value-type="float">
            <text:p>118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85" calcext:value-type="float">
            <text:p>118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86" calcext:value-type="float">
            <text:p>118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87" calcext:value-type="float">
            <text:p>118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88" calcext:value-type="float">
            <text:p>118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89" calcext:value-type="float">
            <text:p>118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90" calcext:value-type="float">
            <text:p>119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91" calcext:value-type="float">
            <text:p>119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92" calcext:value-type="float">
            <text:p>119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93" calcext:value-type="float">
            <text:p>119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94" calcext:value-type="float">
            <text:p>119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95" calcext:value-type="float">
            <text:p>119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96" calcext:value-type="float">
            <text:p>119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97" calcext:value-type="float">
            <text:p>119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98" calcext:value-type="float">
            <text:p>119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199" calcext:value-type="float">
            <text:p>119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00" calcext:value-type="float">
            <text:p>120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01" calcext:value-type="float">
            <text:p>120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02" calcext:value-type="float">
            <text:p>120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03" calcext:value-type="float">
            <text:p>120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04" calcext:value-type="float">
            <text:p>120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05" calcext:value-type="float">
            <text:p>120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06" calcext:value-type="float">
            <text:p>120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07" calcext:value-type="float">
            <text:p>120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08" calcext:value-type="float">
            <text:p>120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09" calcext:value-type="float">
            <text:p>120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10" calcext:value-type="float">
            <text:p>121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11" calcext:value-type="float">
            <text:p>121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12" calcext:value-type="float">
            <text:p>121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13" calcext:value-type="float">
            <text:p>121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14" calcext:value-type="float">
            <text:p>121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15" calcext:value-type="float">
            <text:p>121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16" calcext:value-type="float">
            <text:p>121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03" calcext:value-type="float">
            <text:p>103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17" calcext:value-type="float">
            <text:p>121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18" calcext:value-type="float">
            <text:p>121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19" calcext:value-type="float">
            <text:p>121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20" calcext:value-type="float">
            <text:p>122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21" calcext:value-type="float">
            <text:p>122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22" calcext:value-type="float">
            <text:p>122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23" calcext:value-type="float">
            <text:p>122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24" calcext:value-type="float">
            <text:p>122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25" calcext:value-type="float">
            <text:p>122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26" calcext:value-type="float">
            <text:p>122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64" calcext:value-type="float">
            <text:p>64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27" calcext:value-type="float">
            <text:p>122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74" calcext:value-type="float">
            <text:p>74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28" calcext:value-type="float">
            <text:p>122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29" calcext:value-type="float">
            <text:p>122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30" calcext:value-type="float">
            <text:p>123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31" calcext:value-type="float">
            <text:p>123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32" calcext:value-type="float">
            <text:p>123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33" calcext:value-type="float">
            <text:p>123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34" calcext:value-type="float">
            <text:p>123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35" calcext:value-type="float">
            <text:p>123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36" calcext:value-type="float">
            <text:p>123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37" calcext:value-type="float">
            <text:p>123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38" calcext:value-type="float">
            <text:p>123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39" calcext:value-type="float">
            <text:p>123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34" calcext:value-type="float">
            <text:p>34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40" calcext:value-type="float">
            <text:p>124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41" calcext:value-type="float">
            <text:p>124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42" calcext:value-type="float">
            <text:p>124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43" calcext:value-type="float">
            <text:p>124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44" calcext:value-type="float">
            <text:p>124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45" calcext:value-type="float">
            <text:p>124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46" calcext:value-type="float">
            <text:p>124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47" calcext:value-type="float">
            <text:p>124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" calcext:value-type="float">
            <text:p>18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48" calcext:value-type="float">
            <text:p>124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49" calcext:value-type="float">
            <text:p>124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50" calcext:value-type="float">
            <text:p>125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51" calcext:value-type="float">
            <text:p>125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52" calcext:value-type="float">
            <text:p>125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53" calcext:value-type="float">
            <text:p>125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53" calcext:value-type="float">
            <text:p>53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54" calcext:value-type="float">
            <text:p>125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55" calcext:value-type="float">
            <text:p>125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56" calcext:value-type="float">
            <text:p>125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57" calcext:value-type="float">
            <text:p>125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58" calcext:value-type="float">
            <text:p>125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59" calcext:value-type="float">
            <text:p>125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60" calcext:value-type="float">
            <text:p>126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61" calcext:value-type="float">
            <text:p>126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06" calcext:value-type="float">
            <text:p>106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62" calcext:value-type="float">
            <text:p>126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63" calcext:value-type="float">
            <text:p>126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64" calcext:value-type="float">
            <text:p>126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65" calcext:value-type="float">
            <text:p>126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66" calcext:value-type="float">
            <text:p>126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67" calcext:value-type="float">
            <text:p>126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21" calcext:value-type="float">
            <text:p>2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68" calcext:value-type="float">
            <text:p>126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69" calcext:value-type="float">
            <text:p>126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70" calcext:value-type="float">
            <text:p>127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71" calcext:value-type="float">
            <text:p>127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72" calcext:value-type="float">
            <text:p>127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73" calcext:value-type="float">
            <text:p>127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74" calcext:value-type="float">
            <text:p>127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75" calcext:value-type="float">
            <text:p>127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76" calcext:value-type="float">
            <text:p>127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77" calcext:value-type="float">
            <text:p>127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78" calcext:value-type="float">
            <text:p>127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79" calcext:value-type="float">
            <text:p>127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80" calcext:value-type="float">
            <text:p>128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81" calcext:value-type="float">
            <text:p>128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4">
          <table:table-cell office:value-type="float" office:value="1282" calcext:value-type="float">
            <text:p>128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4">
          <table:table-cell office:value-type="float" office:value="1283" calcext:value-type="float">
            <text:p>128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84" calcext:value-type="float">
            <text:p>128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85" calcext:value-type="float">
            <text:p>128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86" calcext:value-type="float">
            <text:p>128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87" calcext:value-type="float">
            <text:p>128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88" calcext:value-type="float">
            <text:p>128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89" calcext:value-type="float">
            <text:p>128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58" calcext:value-type="float">
            <text:p>58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90" calcext:value-type="float">
            <text:p>129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91" calcext:value-type="float">
            <text:p>129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92" calcext:value-type="float">
            <text:p>129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93" calcext:value-type="float">
            <text:p>129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94" calcext:value-type="float">
            <text:p>129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95" calcext:value-type="float">
            <text:p>129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96" calcext:value-type="float">
            <text:p>129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97" calcext:value-type="float">
            <text:p>129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98" calcext:value-type="float">
            <text:p>129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299" calcext:value-type="float">
            <text:p>129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00" calcext:value-type="float">
            <text:p>130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01" calcext:value-type="float">
            <text:p>130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02" calcext:value-type="float">
            <text:p>130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03" calcext:value-type="float">
            <text:p>1303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04" calcext:value-type="float">
            <text:p>1304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05" calcext:value-type="float">
            <text:p>1305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06" calcext:value-type="float">
            <text:p>1306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07" calcext:value-type="float">
            <text:p>1307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08" calcext:value-type="float">
            <text:p>1308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09" calcext:value-type="float">
            <text:p>1309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10" calcext:value-type="float">
            <text:p>1310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11" calcext:value-type="float">
            <text:p>1311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12" calcext:value-type="float">
            <text:p>1312</text:p>
          </table:table-cell>
          <table:table-cell table:style-name="ce2" office:value-type="date" office:date-value="2022-07-03" calcext:value-type="date">
            <text:p>03.07.2022</text:p>
          </table:table-cell>
          <table:table-cell office:value-type="string" calcext:value-type="string">
            <text:p>M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13" calcext:value-type="float">
            <text:p>1313</text:p>
          </table:table-cell>
          <table:table-cell table:style-name="ce2" office:value-type="date" office:date-value="2022-07-04" calcext:value-type="date">
            <text:p>04.07.2022</text:p>
          </table:table-cell>
          <table:table-cell office:value-type="string" calcext:value-type="string">
            <text:p>M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14" calcext:value-type="float">
            <text:p>1314</text:p>
          </table:table-cell>
          <table:table-cell table:style-name="ce2" office:value-type="date" office:date-value="2022-07-04" calcext:value-type="date">
            <text:p>04.07.2022</text:p>
          </table:table-cell>
          <table:table-cell office:value-type="string" calcext:value-type="string">
            <text:p>M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15" calcext:value-type="float">
            <text:p>1315</text:p>
          </table:table-cell>
          <table:table-cell table:style-name="ce2" office:value-type="date" office:date-value="2022-07-04" calcext:value-type="date">
            <text:p>04.07.2022</text:p>
          </table:table-cell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16" calcext:value-type="float">
            <text:p>1316</text:p>
          </table:table-cell>
          <table:table-cell table:style-name="ce2" office:value-type="date" office:date-value="2022-07-04" calcext:value-type="date">
            <text:p>04.07.2022</text:p>
          </table:table-cell>
          <table:table-cell office:value-type="string" calcext:value-type="string">
            <text:p>M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17" calcext:value-type="float">
            <text:p>1317</text:p>
          </table:table-cell>
          <table:table-cell table:style-name="ce2" office:value-type="date" office:date-value="2022-07-04" calcext:value-type="date">
            <text:p>04.07.2022</text:p>
          </table:table-cell>
          <table:table-cell office:value-type="string" calcext:value-type="string">
            <text:p>M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18" calcext:value-type="float">
            <text:p>1318</text:p>
          </table:table-cell>
          <table:table-cell table:style-name="ce2" office:value-type="date" office:date-value="2022-07-04" calcext:value-type="date">
            <text:p>04.07.2022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19" calcext:value-type="float">
            <text:p>1319</text:p>
          </table:table-cell>
          <table:table-cell table:style-name="ce2" office:value-type="date" office:date-value="2022-07-04" calcext:value-type="date">
            <text:p>04.07.2022</text:p>
          </table:table-cell>
          <table:table-cell office:value-type="string" calcext:value-type="string">
            <text:p>M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20" calcext:value-type="float">
            <text:p>1320</text:p>
          </table:table-cell>
          <table:table-cell table:style-name="ce2" office:value-type="date" office:date-value="2022-07-04" calcext:value-type="date">
            <text:p>04.07.2022</text:p>
          </table:table-cell>
          <table:table-cell office:value-type="string" calcext:value-type="string">
            <text:p>M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21" calcext:value-type="float">
            <text:p>1321</text:p>
          </table:table-cell>
          <table:table-cell table:style-name="ce2" office:value-type="date" office:date-value="2022-07-04" calcext:value-type="date">
            <text:p>04.07.2022</text:p>
          </table:table-cell>
          <table:table-cell office:value-type="string" calcext:value-type="string">
            <text:p>M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22" calcext:value-type="float">
            <text:p>1322</text:p>
          </table:table-cell>
          <table:table-cell table:style-name="ce2" office:value-type="date" office:date-value="2022-07-04" calcext:value-type="date">
            <text:p>04.07.2022</text:p>
          </table:table-cell>
          <table:table-cell office:value-type="string" calcext:value-type="string">
            <text:p>M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23" calcext:value-type="float">
            <text:p>1323</text:p>
          </table:table-cell>
          <table:table-cell table:style-name="ce2" office:value-type="date" office:date-value="2022-07-04" calcext:value-type="date">
            <text:p>04.07.2022</text:p>
          </table:table-cell>
          <table:table-cell office:value-type="string" calcext:value-type="string">
            <text:p>M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24" calcext:value-type="float">
            <text:p>1324</text:p>
          </table:table-cell>
          <table:table-cell table:style-name="ce2" office:value-type="date" office:date-value="2022-07-04" calcext:value-type="date">
            <text:p>04.07.2022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25" calcext:value-type="float">
            <text:p>1325</text:p>
          </table:table-cell>
          <table:table-cell table:style-name="ce2" office:value-type="date" office:date-value="2022-07-04" calcext:value-type="date">
            <text:p>04.07.2022</text:p>
          </table:table-cell>
          <table:table-cell office:value-type="string" calcext:value-type="string">
            <text:p>M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26" calcext:value-type="float">
            <text:p>1326</text:p>
          </table:table-cell>
          <table:table-cell table:style-name="ce2" office:value-type="date" office:date-value="2022-07-04" calcext:value-type="date">
            <text:p>04.07.2022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27" calcext:value-type="float">
            <text:p>1327</text:p>
          </table:table-cell>
          <table:table-cell table:style-name="ce2" office:value-type="date" office:date-value="2022-07-04" calcext:value-type="date">
            <text:p>04.07.2022</text:p>
          </table:table-cell>
          <table:table-cell office:value-type="string" calcext:value-type="string">
            <text:p>M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28" calcext:value-type="float">
            <text:p>1328</text:p>
          </table:table-cell>
          <table:table-cell table:style-name="ce2" office:value-type="date" office:date-value="2022-07-04" calcext:value-type="date">
            <text:p>04.07.2022</text:p>
          </table:table-cell>
          <table:table-cell office:value-type="string" calcext:value-type="string">
            <text:p>M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29" calcext:value-type="float">
            <text:p>1329</text:p>
          </table:table-cell>
          <table:table-cell table:style-name="ce2" office:value-type="date" office:date-value="2022-07-04" calcext:value-type="date">
            <text:p>04.07.2022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30" calcext:value-type="float">
            <text:p>1330</text:p>
          </table:table-cell>
          <table:table-cell table:style-name="ce2" office:value-type="date" office:date-value="2022-07-04" calcext:value-type="date">
            <text:p>04.07.2022</text:p>
          </table:table-cell>
          <table:table-cell office:value-type="string" calcext:value-type="string">
            <text:p>M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31" calcext:value-type="float">
            <text:p>1331</text:p>
          </table:table-cell>
          <table:table-cell table:style-name="ce2" office:value-type="date" office:date-value="2022-07-04" calcext:value-type="date">
            <text:p>04.07.2022</text:p>
          </table:table-cell>
          <table:table-cell office:value-type="string" calcext:value-type="string">
            <text:p>M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32" calcext:value-type="float">
            <text:p>1332</text:p>
          </table:table-cell>
          <table:table-cell table:style-name="ce2" office:value-type="date" office:date-value="2022-07-04" calcext:value-type="date">
            <text:p>04.07.2022</text:p>
          </table:table-cell>
          <table:table-cell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33" calcext:value-type="float">
            <text:p>1333</text:p>
          </table:table-cell>
          <table:table-cell table:style-name="ce2" office:value-type="date" office:date-value="2022-07-04" calcext:value-type="date">
            <text:p>04.07.2022</text:p>
          </table:table-cell>
          <table:table-cell office:value-type="string" calcext:value-type="string">
            <text:p>M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34" calcext:value-type="float">
            <text:p>1334</text:p>
          </table:table-cell>
          <table:table-cell table:style-name="ce2" office:value-type="date" office:date-value="2022-07-04" calcext:value-type="date">
            <text:p>04.07.2022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35" calcext:value-type="float">
            <text:p>1335</text:p>
          </table:table-cell>
          <table:table-cell table:style-name="ce2" office:value-type="date" office:date-value="2022-07-04" calcext:value-type="date">
            <text:p>04.07.2022</text:p>
          </table:table-cell>
          <table:table-cell office:value-type="string" calcext:value-type="string">
            <text:p>M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36" calcext:value-type="float">
            <text:p>1336</text:p>
          </table:table-cell>
          <table:table-cell table:style-name="ce2" office:value-type="date" office:date-value="2022-07-04" calcext:value-type="date">
            <text:p>04.07.2022</text:p>
          </table:table-cell>
          <table:table-cell office:value-type="string" calcext:value-type="string">
            <text:p>M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37" calcext:value-type="float">
            <text:p>1337</text:p>
          </table:table-cell>
          <table:table-cell table:style-name="ce2" office:value-type="date" office:date-value="2022-07-04" calcext:value-type="date">
            <text:p>04.07.2022</text:p>
          </table:table-cell>
          <table:table-cell office:value-type="string" calcext:value-type="string">
            <text:p>M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38" calcext:value-type="float">
            <text:p>1338</text:p>
          </table:table-cell>
          <table:table-cell table:style-name="ce2" office:value-type="date" office:date-value="2022-07-04" calcext:value-type="date">
            <text:p>04.07.2022</text:p>
          </table:table-cell>
          <table:table-cell office:value-type="string" calcext:value-type="string">
            <text:p>M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39" calcext:value-type="float">
            <text:p>1339</text:p>
          </table:table-cell>
          <table:table-cell table:style-name="ce2" office:value-type="date" office:date-value="2022-07-04" calcext:value-type="date">
            <text:p>04.07.2022</text:p>
          </table:table-cell>
          <table:table-cell office:value-type="string" calcext:value-type="string">
            <text:p>M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40" calcext:value-type="float">
            <text:p>1340</text:p>
          </table:table-cell>
          <table:table-cell table:style-name="ce2" office:value-type="date" office:date-value="2022-07-04" calcext:value-type="date">
            <text:p>04.07.2022</text:p>
          </table:table-cell>
          <table:table-cell office:value-type="string" calcext:value-type="string">
            <text:p>M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41" calcext:value-type="float">
            <text:p>1341</text:p>
          </table:table-cell>
          <table:table-cell table:style-name="ce2" office:value-type="date" office:date-value="2022-07-04" calcext:value-type="date">
            <text:p>04.07.2022</text:p>
          </table:table-cell>
          <table:table-cell office:value-type="string" calcext:value-type="string">
            <text:p>M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42" calcext:value-type="float">
            <text:p>1342</text:p>
          </table:table-cell>
          <table:table-cell table:style-name="ce2" office:value-type="date" office:date-value="2022-07-04" calcext:value-type="date">
            <text:p>04.07.2022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43" calcext:value-type="float">
            <text:p>1343</text:p>
          </table:table-cell>
          <table:table-cell table:style-name="ce2" office:value-type="date" office:date-value="2022-07-04" calcext:value-type="date">
            <text:p>04.07.2022</text:p>
          </table:table-cell>
          <table:table-cell office:value-type="string" calcext:value-type="string">
            <text:p>M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44" calcext:value-type="float">
            <text:p>1344</text:p>
          </table:table-cell>
          <table:table-cell table:style-name="ce2" office:value-type="date" office:date-value="2022-07-04" calcext:value-type="date">
            <text:p>04.07.2022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45" calcext:value-type="float">
            <text:p>134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46" calcext:value-type="float">
            <text:p>134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47" calcext:value-type="float">
            <text:p>134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48" calcext:value-type="float">
            <text:p>134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49" calcext:value-type="float">
            <text:p>134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50" calcext:value-type="float">
            <text:p>135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51" calcext:value-type="float">
            <text:p>135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52" calcext:value-type="float">
            <text:p>135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53" calcext:value-type="float">
            <text:p>135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54" calcext:value-type="float">
            <text:p>135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55" calcext:value-type="float">
            <text:p>135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56" calcext:value-type="float">
            <text:p>135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57" calcext:value-type="float">
            <text:p>135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59" calcext:value-type="float">
            <text:p>159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58" calcext:value-type="float">
            <text:p>135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59" calcext:value-type="float">
            <text:p>135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60" calcext:value-type="float">
            <text:p>136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61" calcext:value-type="float">
            <text:p>136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62" calcext:value-type="float">
            <text:p>136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63" calcext:value-type="float">
            <text:p>136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64" calcext:value-type="float">
            <text:p>136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65" calcext:value-type="float">
            <text:p>136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66" calcext:value-type="float">
            <text:p>136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67" calcext:value-type="float">
            <text:p>136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68" calcext:value-type="float">
            <text:p>136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69" calcext:value-type="float">
            <text:p>136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70" calcext:value-type="float">
            <text:p>137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71" calcext:value-type="float">
            <text:p>137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30" calcext:value-type="float">
            <text:p>13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72" calcext:value-type="float">
            <text:p>137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73" calcext:value-type="float">
            <text:p>137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74" calcext:value-type="float">
            <text:p>137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75" calcext:value-type="float">
            <text:p>137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76" calcext:value-type="float">
            <text:p>137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77" calcext:value-type="float">
            <text:p>137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78" calcext:value-type="float">
            <text:p>137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79" calcext:value-type="float">
            <text:p>137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80" calcext:value-type="float">
            <text:p>138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81" calcext:value-type="float">
            <text:p>138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82" calcext:value-type="float">
            <text:p>138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83" calcext:value-type="float">
            <text:p>138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42" calcext:value-type="float">
            <text:p>42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84" calcext:value-type="float">
            <text:p>138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85" calcext:value-type="float">
            <text:p>138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86" calcext:value-type="float">
            <text:p>138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04" calcext:value-type="float">
            <text:p>104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87" calcext:value-type="float">
            <text:p>138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88" calcext:value-type="float">
            <text:p>138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89" calcext:value-type="float">
            <text:p>138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90" calcext:value-type="float">
            <text:p>139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91" calcext:value-type="float">
            <text:p>139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92" calcext:value-type="float">
            <text:p>139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93" calcext:value-type="float">
            <text:p>139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94" calcext:value-type="float">
            <text:p>139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95" calcext:value-type="float">
            <text:p>139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96" calcext:value-type="float">
            <text:p>139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97" calcext:value-type="float">
            <text:p>139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98" calcext:value-type="float">
            <text:p>139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399" calcext:value-type="float">
            <text:p>139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00" calcext:value-type="float">
            <text:p>140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01" calcext:value-type="float">
            <text:p>140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02" calcext:value-type="float">
            <text:p>140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03" calcext:value-type="float">
            <text:p>140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04" calcext:value-type="float">
            <text:p>140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05" calcext:value-type="float">
            <text:p>140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06" calcext:value-type="float">
            <text:p>140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07" calcext:value-type="float">
            <text:p>140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08" calcext:value-type="float">
            <text:p>140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09" calcext:value-type="float">
            <text:p>140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10" calcext:value-type="float">
            <text:p>141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11" calcext:value-type="float">
            <text:p>141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12" calcext:value-type="float">
            <text:p>141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13" calcext:value-type="float">
            <text:p>141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14" calcext:value-type="float">
            <text:p>141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15" calcext:value-type="float">
            <text:p>141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16" calcext:value-type="float">
            <text:p>141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17" calcext:value-type="float">
            <text:p>141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18" calcext:value-type="float">
            <text:p>141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19" calcext:value-type="float">
            <text:p>141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20" calcext:value-type="float">
            <text:p>142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21" calcext:value-type="float">
            <text:p>142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22" calcext:value-type="float">
            <text:p>142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23" calcext:value-type="float">
            <text:p>142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16" calcext:value-type="float">
            <text:p>116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24" calcext:value-type="float">
            <text:p>142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25" calcext:value-type="float">
            <text:p>142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26" calcext:value-type="float">
            <text:p>142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27" calcext:value-type="float">
            <text:p>142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28" calcext:value-type="float">
            <text:p>142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29" calcext:value-type="float">
            <text:p>142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30" calcext:value-type="float">
            <text:p>143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31" calcext:value-type="float">
            <text:p>143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32" calcext:value-type="float">
            <text:p>143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33" calcext:value-type="float">
            <text:p>143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34" calcext:value-type="float">
            <text:p>143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35" calcext:value-type="float">
            <text:p>143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36" calcext:value-type="float">
            <text:p>143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37" calcext:value-type="float">
            <text:p>143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45" calcext:value-type="float">
            <text:p>145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38" calcext:value-type="float">
            <text:p>143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39" calcext:value-type="float">
            <text:p>143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40" calcext:value-type="float">
            <text:p>144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41" calcext:value-type="float">
            <text:p>144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42" calcext:value-type="float">
            <text:p>144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43" calcext:value-type="float">
            <text:p>144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44" calcext:value-type="float">
            <text:p>144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45" calcext:value-type="float">
            <text:p>144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46" calcext:value-type="float">
            <text:p>144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10" calcext:value-type="float">
            <text:p>11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47" calcext:value-type="float">
            <text:p>144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48" calcext:value-type="float">
            <text:p>144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49" calcext:value-type="float">
            <text:p>144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50" calcext:value-type="float">
            <text:p>145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51" calcext:value-type="float">
            <text:p>145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52" calcext:value-type="float">
            <text:p>145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53" calcext:value-type="float">
            <text:p>145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54" calcext:value-type="float">
            <text:p>145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55" calcext:value-type="float">
            <text:p>145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56" calcext:value-type="float">
            <text:p>145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57" calcext:value-type="float">
            <text:p>145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58" calcext:value-type="float">
            <text:p>145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59" calcext:value-type="float">
            <text:p>145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60" calcext:value-type="float">
            <text:p>146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61" calcext:value-type="float">
            <text:p>146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62" calcext:value-type="float">
            <text:p>146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63" calcext:value-type="float">
            <text:p>146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64" calcext:value-type="float">
            <text:p>146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65" calcext:value-type="float">
            <text:p>146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66" calcext:value-type="float">
            <text:p>146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67" calcext:value-type="float">
            <text:p>146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68" calcext:value-type="float">
            <text:p>146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69" calcext:value-type="float">
            <text:p>146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70" calcext:value-type="float">
            <text:p>147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71" calcext:value-type="float">
            <text:p>147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72" calcext:value-type="float">
            <text:p>147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73" calcext:value-type="float">
            <text:p>147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74" calcext:value-type="float">
            <text:p>147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75" calcext:value-type="float">
            <text:p>147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76" calcext:value-type="float">
            <text:p>147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77" calcext:value-type="float">
            <text:p>147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78" calcext:value-type="float">
            <text:p>147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79" calcext:value-type="float">
            <text:p>147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2" calcext:value-type="float">
            <text:p>12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80" calcext:value-type="float">
            <text:p>148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81" calcext:value-type="float">
            <text:p>148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82" calcext:value-type="float">
            <text:p>148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83" calcext:value-type="float">
            <text:p>148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91" calcext:value-type="float">
            <text:p>91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84" calcext:value-type="float">
            <text:p>148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85" calcext:value-type="float">
            <text:p>148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86" calcext:value-type="float">
            <text:p>148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87" calcext:value-type="float">
            <text:p>148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88" calcext:value-type="float">
            <text:p>148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89" calcext:value-type="float">
            <text:p>148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90" calcext:value-type="float">
            <text:p>149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91" calcext:value-type="float">
            <text:p>149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238" calcext:value-type="float">
            <text:p>238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92" calcext:value-type="float">
            <text:p>149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93" calcext:value-type="float">
            <text:p>149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94" calcext:value-type="float">
            <text:p>149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95" calcext:value-type="float">
            <text:p>149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96" calcext:value-type="float">
            <text:p>149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97" calcext:value-type="float">
            <text:p>149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98" calcext:value-type="float">
            <text:p>149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499" calcext:value-type="float">
            <text:p>149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00" calcext:value-type="float">
            <text:p>150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01" calcext:value-type="float">
            <text:p>150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42" calcext:value-type="float">
            <text:p>42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02" calcext:value-type="float">
            <text:p>150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03" calcext:value-type="float">
            <text:p>150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04" calcext:value-type="float">
            <text:p>150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05" calcext:value-type="float">
            <text:p>150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06" calcext:value-type="float">
            <text:p>150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07" calcext:value-type="float">
            <text:p>150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08" calcext:value-type="float">
            <text:p>150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09" calcext:value-type="float">
            <text:p>150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10" calcext:value-type="float">
            <text:p>151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11" calcext:value-type="float">
            <text:p>151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12" calcext:value-type="float">
            <text:p>151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13" calcext:value-type="float">
            <text:p>151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23" calcext:value-type="float">
            <text:p>23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14" calcext:value-type="float">
            <text:p>151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15" calcext:value-type="float">
            <text:p>151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24" calcext:value-type="float">
            <text:p>24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16" calcext:value-type="float">
            <text:p>151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17" calcext:value-type="float">
            <text:p>151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18" calcext:value-type="float">
            <text:p>151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19" calcext:value-type="float">
            <text:p>151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20" calcext:value-type="float">
            <text:p>152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21" calcext:value-type="float">
            <text:p>152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22" calcext:value-type="float">
            <text:p>152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23" calcext:value-type="float">
            <text:p>152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24" calcext:value-type="float">
            <text:p>152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25" calcext:value-type="float">
            <text:p>152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26" calcext:value-type="float">
            <text:p>152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27" calcext:value-type="float">
            <text:p>152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28" calcext:value-type="float">
            <text:p>152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29" calcext:value-type="float">
            <text:p>152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30" calcext:value-type="float">
            <text:p>153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31" calcext:value-type="float">
            <text:p>153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32" calcext:value-type="float">
            <text:p>153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33" calcext:value-type="float">
            <text:p>153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34" calcext:value-type="float">
            <text:p>153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35" calcext:value-type="float">
            <text:p>153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36" calcext:value-type="float">
            <text:p>153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37" calcext:value-type="float">
            <text:p>153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38" calcext:value-type="float">
            <text:p>153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39" calcext:value-type="float">
            <text:p>153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40" calcext:value-type="float">
            <text:p>154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41" calcext:value-type="float">
            <text:p>154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42" calcext:value-type="float">
            <text:p>154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43" calcext:value-type="float">
            <text:p>154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44" calcext:value-type="float">
            <text:p>154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45" calcext:value-type="float">
            <text:p>154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46" calcext:value-type="float">
            <text:p>154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47" calcext:value-type="float">
            <text:p>154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48" calcext:value-type="float">
            <text:p>154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49" calcext:value-type="float">
            <text:p>154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50" calcext:value-type="float">
            <text:p>155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51" calcext:value-type="float">
            <text:p>155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52" calcext:value-type="float">
            <text:p>155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53" calcext:value-type="float">
            <text:p>155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54" calcext:value-type="float">
            <text:p>155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55" calcext:value-type="float">
            <text:p>155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56" calcext:value-type="float">
            <text:p>155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57" calcext:value-type="float">
            <text:p>155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58" calcext:value-type="float">
            <text:p>155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59" calcext:value-type="float">
            <text:p>155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60" calcext:value-type="float">
            <text:p>156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61" calcext:value-type="float">
            <text:p>156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62" calcext:value-type="float">
            <text:p>156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63" calcext:value-type="float">
            <text:p>156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64" calcext:value-type="float">
            <text:p>156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65" calcext:value-type="float">
            <text:p>156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66" calcext:value-type="float">
            <text:p>156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67" calcext:value-type="float">
            <text:p>156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68" calcext:value-type="float">
            <text:p>156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69" calcext:value-type="float">
            <text:p>156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70" calcext:value-type="float">
            <text:p>157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71" calcext:value-type="float">
            <text:p>157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72" calcext:value-type="float">
            <text:p>157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73" calcext:value-type="float">
            <text:p>157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74" calcext:value-type="float">
            <text:p>157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75" calcext:value-type="float">
            <text:p>157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76" calcext:value-type="float">
            <text:p>157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77" calcext:value-type="float">
            <text:p>157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78" calcext:value-type="float">
            <text:p>157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79" calcext:value-type="float">
            <text:p>157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80" calcext:value-type="float">
            <text:p>158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81" calcext:value-type="float">
            <text:p>158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82" calcext:value-type="float">
            <text:p>158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83" calcext:value-type="float">
            <text:p>158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84" calcext:value-type="float">
            <text:p>158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85" calcext:value-type="float">
            <text:p>158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86" calcext:value-type="float">
            <text:p>158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87" calcext:value-type="float">
            <text:p>158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88" calcext:value-type="float">
            <text:p>158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89" calcext:value-type="float">
            <text:p>158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06" calcext:value-type="float">
            <text:p>106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90" calcext:value-type="float">
            <text:p>159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91" calcext:value-type="float">
            <text:p>159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92" calcext:value-type="float">
            <text:p>159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93" calcext:value-type="float">
            <text:p>159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94" calcext:value-type="float">
            <text:p>159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98" calcext:value-type="float">
            <text:p>98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95" calcext:value-type="float">
            <text:p>159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96" calcext:value-type="float">
            <text:p>159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97" calcext:value-type="float">
            <text:p>159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98" calcext:value-type="float">
            <text:p>159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599" calcext:value-type="float">
            <text:p>159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00" calcext:value-type="float">
            <text:p>160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01" calcext:value-type="float">
            <text:p>160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02" calcext:value-type="float">
            <text:p>160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03" calcext:value-type="float">
            <text:p>160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04" calcext:value-type="float">
            <text:p>160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05" calcext:value-type="float">
            <text:p>160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12" calcext:value-type="float">
            <text:p>112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06" calcext:value-type="float">
            <text:p>160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8" calcext:value-type="float">
            <text:p>8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07" calcext:value-type="float">
            <text:p>160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27" calcext:value-type="float">
            <text:p>27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08" calcext:value-type="float">
            <text:p>160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38" calcext:value-type="float">
            <text:p>138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09" calcext:value-type="float">
            <text:p>160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10" calcext:value-type="float">
            <text:p>161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11" calcext:value-type="float">
            <text:p>161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12" calcext:value-type="float">
            <text:p>161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13" calcext:value-type="float">
            <text:p>161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14" calcext:value-type="float">
            <text:p>161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15" calcext:value-type="float">
            <text:p>161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16" calcext:value-type="float">
            <text:p>161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17" calcext:value-type="float">
            <text:p>161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18" calcext:value-type="float">
            <text:p>161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19" calcext:value-type="float">
            <text:p>161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20" calcext:value-type="float">
            <text:p>162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21" calcext:value-type="float">
            <text:p>162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22" calcext:value-type="float">
            <text:p>162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23" calcext:value-type="float">
            <text:p>162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24" calcext:value-type="float">
            <text:p>162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25" calcext:value-type="float">
            <text:p>162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55" calcext:value-type="float">
            <text:p>15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26" calcext:value-type="float">
            <text:p>162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27" calcext:value-type="float">
            <text:p>162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28" calcext:value-type="float">
            <text:p>162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29" calcext:value-type="float">
            <text:p>162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30" calcext:value-type="float">
            <text:p>163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31" calcext:value-type="float">
            <text:p>163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37" calcext:value-type="float">
            <text:p>37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32" calcext:value-type="float">
            <text:p>163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33" calcext:value-type="float">
            <text:p>163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74" calcext:value-type="float">
            <text:p>74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34" calcext:value-type="float">
            <text:p>163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35" calcext:value-type="float">
            <text:p>163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36" calcext:value-type="float">
            <text:p>163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37" calcext:value-type="float">
            <text:p>163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38" calcext:value-type="float">
            <text:p>163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39" calcext:value-type="float">
            <text:p>163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40" calcext:value-type="float">
            <text:p>164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41" calcext:value-type="float">
            <text:p>164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31" calcext:value-type="float">
            <text:p>31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42" calcext:value-type="float">
            <text:p>164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43" calcext:value-type="float">
            <text:p>164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44" calcext:value-type="float">
            <text:p>164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45" calcext:value-type="float">
            <text:p>164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46" calcext:value-type="float">
            <text:p>164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47" calcext:value-type="float">
            <text:p>164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48" calcext:value-type="float">
            <text:p>164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49" calcext:value-type="float">
            <text:p>164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50" calcext:value-type="float">
            <text:p>165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51" calcext:value-type="float">
            <text:p>165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52" calcext:value-type="float">
            <text:p>165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53" calcext:value-type="float">
            <text:p>165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54" calcext:value-type="float">
            <text:p>165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55" calcext:value-type="float">
            <text:p>165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56" calcext:value-type="float">
            <text:p>165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57" calcext:value-type="float">
            <text:p>165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58" calcext:value-type="float">
            <text:p>165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59" calcext:value-type="float">
            <text:p>165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60" calcext:value-type="float">
            <text:p>166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61" calcext:value-type="float">
            <text:p>166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62" calcext:value-type="float">
            <text:p>166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63" calcext:value-type="float">
            <text:p>166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43" calcext:value-type="float">
            <text:p>43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64" calcext:value-type="float">
            <text:p>166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65" calcext:value-type="float">
            <text:p>166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66" calcext:value-type="float">
            <text:p>166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67" calcext:value-type="float">
            <text:p>166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68" calcext:value-type="float">
            <text:p>166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69" calcext:value-type="float">
            <text:p>166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70" calcext:value-type="float">
            <text:p>167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71" calcext:value-type="float">
            <text:p>167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72" calcext:value-type="float">
            <text:p>167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73" calcext:value-type="float">
            <text:p>167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74" calcext:value-type="float">
            <text:p>167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75" calcext:value-type="float">
            <text:p>167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76" calcext:value-type="float">
            <text:p>167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77" calcext:value-type="float">
            <text:p>167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78" calcext:value-type="float">
            <text:p>167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79" calcext:value-type="float">
            <text:p>167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80" calcext:value-type="float">
            <text:p>168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81" calcext:value-type="float">
            <text:p>168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82" calcext:value-type="float">
            <text:p>168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83" calcext:value-type="float">
            <text:p>168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84" calcext:value-type="float">
            <text:p>168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85" calcext:value-type="float">
            <text:p>168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86" calcext:value-type="float">
            <text:p>168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87" calcext:value-type="float">
            <text:p>168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88" calcext:value-type="float">
            <text:p>168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89" calcext:value-type="float">
            <text:p>168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90" calcext:value-type="float">
            <text:p>169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91" calcext:value-type="float">
            <text:p>169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92" calcext:value-type="float">
            <text:p>169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93" calcext:value-type="float">
            <text:p>169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94" calcext:value-type="float">
            <text:p>169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95" calcext:value-type="float">
            <text:p>169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96" calcext:value-type="float">
            <text:p>169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97" calcext:value-type="float">
            <text:p>169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98" calcext:value-type="float">
            <text:p>169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699" calcext:value-type="float">
            <text:p>169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00" calcext:value-type="float">
            <text:p>170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242" calcext:value-type="float">
            <text:p>242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01" calcext:value-type="float">
            <text:p>170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02" calcext:value-type="float">
            <text:p>170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03" calcext:value-type="float">
            <text:p>170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04" calcext:value-type="float">
            <text:p>170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05" calcext:value-type="float">
            <text:p>170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06" calcext:value-type="float">
            <text:p>170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07" calcext:value-type="float">
            <text:p>170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08" calcext:value-type="float">
            <text:p>170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09" calcext:value-type="float">
            <text:p>170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10" calcext:value-type="float">
            <text:p>171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12" calcext:value-type="float">
            <text:p>112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11" calcext:value-type="float">
            <text:p>171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12" calcext:value-type="float">
            <text:p>171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13" calcext:value-type="float">
            <text:p>171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14" calcext:value-type="float">
            <text:p>171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15" calcext:value-type="float">
            <text:p>171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92" calcext:value-type="float">
            <text:p>192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16" calcext:value-type="float">
            <text:p>171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17" calcext:value-type="float">
            <text:p>171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18" calcext:value-type="float">
            <text:p>171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19" calcext:value-type="float">
            <text:p>171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20" calcext:value-type="float">
            <text:p>172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21" calcext:value-type="float">
            <text:p>172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22" calcext:value-type="float">
            <text:p>172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23" calcext:value-type="float">
            <text:p>172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24" calcext:value-type="float">
            <text:p>172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25" calcext:value-type="float">
            <text:p>172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26" calcext:value-type="float">
            <text:p>172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27" calcext:value-type="float">
            <text:p>172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28" calcext:value-type="float">
            <text:p>172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29" calcext:value-type="float">
            <text:p>172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30" calcext:value-type="float">
            <text:p>173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31" calcext:value-type="float">
            <text:p>173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32" calcext:value-type="float">
            <text:p>173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33" calcext:value-type="float">
            <text:p>173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34" calcext:value-type="float">
            <text:p>173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35" calcext:value-type="float">
            <text:p>173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36" calcext:value-type="float">
            <text:p>173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37" calcext:value-type="float">
            <text:p>173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38" calcext:value-type="float">
            <text:p>173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39" calcext:value-type="float">
            <text:p>173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40" calcext:value-type="float">
            <text:p>174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41" calcext:value-type="float">
            <text:p>174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42" calcext:value-type="float">
            <text:p>174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43" calcext:value-type="float">
            <text:p>174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44" calcext:value-type="float">
            <text:p>174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45" calcext:value-type="float">
            <text:p>174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46" calcext:value-type="float">
            <text:p>174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47" calcext:value-type="float">
            <text:p>174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48" calcext:value-type="float">
            <text:p>174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49" calcext:value-type="float">
            <text:p>174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50" calcext:value-type="float">
            <text:p>175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51" calcext:value-type="float">
            <text:p>175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52" calcext:value-type="float">
            <text:p>175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53" calcext:value-type="float">
            <text:p>175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54" calcext:value-type="float">
            <text:p>175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55" calcext:value-type="float">
            <text:p>175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56" calcext:value-type="float">
            <text:p>175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57" calcext:value-type="float">
            <text:p>175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74" calcext:value-type="float">
            <text:p>74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58" calcext:value-type="float">
            <text:p>175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59" calcext:value-type="float">
            <text:p>175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60" calcext:value-type="float">
            <text:p>176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61" calcext:value-type="float">
            <text:p>176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19" calcext:value-type="float">
            <text:p>119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62" calcext:value-type="float">
            <text:p>176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63" calcext:value-type="float">
            <text:p>176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64" calcext:value-type="float">
            <text:p>176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65" calcext:value-type="float">
            <text:p>176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66" calcext:value-type="float">
            <text:p>176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67" calcext:value-type="float">
            <text:p>176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68" calcext:value-type="float">
            <text:p>176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69" calcext:value-type="float">
            <text:p>176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46" calcext:value-type="float">
            <text:p>1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70" calcext:value-type="float">
            <text:p>177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71" calcext:value-type="float">
            <text:p>177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22" calcext:value-type="float">
            <text:p>22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72" calcext:value-type="float">
            <text:p>177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73" calcext:value-type="float">
            <text:p>177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24" calcext:value-type="float">
            <text:p>24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74" calcext:value-type="float">
            <text:p>177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75" calcext:value-type="float">
            <text:p>177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44" calcext:value-type="float">
            <text:p>144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76" calcext:value-type="float">
            <text:p>177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77" calcext:value-type="float">
            <text:p>177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78" calcext:value-type="float">
            <text:p>177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08" calcext:value-type="float">
            <text:p>108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79" calcext:value-type="float">
            <text:p>177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80" calcext:value-type="float">
            <text:p>178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81" calcext:value-type="float">
            <text:p>178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82" calcext:value-type="float">
            <text:p>178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83" calcext:value-type="float">
            <text:p>178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84" calcext:value-type="float">
            <text:p>178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85" calcext:value-type="float">
            <text:p>178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86" calcext:value-type="float">
            <text:p>178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87" calcext:value-type="float">
            <text:p>178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88" calcext:value-type="float">
            <text:p>178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89" calcext:value-type="float">
            <text:p>178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28" calcext:value-type="float">
            <text:p>128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90" calcext:value-type="float">
            <text:p>179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91" calcext:value-type="float">
            <text:p>179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92" calcext:value-type="float">
            <text:p>179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93" calcext:value-type="float">
            <text:p>179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94" calcext:value-type="float">
            <text:p>179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95" calcext:value-type="float">
            <text:p>179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96" calcext:value-type="float">
            <text:p>179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97" calcext:value-type="float">
            <text:p>179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98" calcext:value-type="float">
            <text:p>179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28" calcext:value-type="float">
            <text:p>128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799" calcext:value-type="float">
            <text:p>179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4" calcext:value-type="float">
            <text:p>14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00" calcext:value-type="float">
            <text:p>180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01" calcext:value-type="float">
            <text:p>180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02" calcext:value-type="float">
            <text:p>180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03" calcext:value-type="float">
            <text:p>180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04" calcext:value-type="float">
            <text:p>180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05" calcext:value-type="float">
            <text:p>180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06" calcext:value-type="float">
            <text:p>180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07" calcext:value-type="float">
            <text:p>180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08" calcext:value-type="float">
            <text:p>180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09" calcext:value-type="float">
            <text:p>180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10" calcext:value-type="float">
            <text:p>181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11" calcext:value-type="float">
            <text:p>181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12" calcext:value-type="float">
            <text:p>181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33" calcext:value-type="float">
            <text:p>133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13" calcext:value-type="float">
            <text:p>181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14" calcext:value-type="float">
            <text:p>181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15" calcext:value-type="float">
            <text:p>181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16" calcext:value-type="float">
            <text:p>181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17" calcext:value-type="float">
            <text:p>181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18" calcext:value-type="float">
            <text:p>181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19" calcext:value-type="float">
            <text:p>181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20" calcext:value-type="float">
            <text:p>182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21" calcext:value-type="float">
            <text:p>182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22" calcext:value-type="float">
            <text:p>182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23" calcext:value-type="float">
            <text:p>182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24" calcext:value-type="float">
            <text:p>182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25" calcext:value-type="float">
            <text:p>182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26" calcext:value-type="float">
            <text:p>182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27" calcext:value-type="float">
            <text:p>182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28" calcext:value-type="float">
            <text:p>182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29" calcext:value-type="float">
            <text:p>182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30" calcext:value-type="float">
            <text:p>183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31" calcext:value-type="float">
            <text:p>183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32" calcext:value-type="float">
            <text:p>183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33" calcext:value-type="float">
            <text:p>183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34" calcext:value-type="float">
            <text:p>183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35" calcext:value-type="float">
            <text:p>183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36" calcext:value-type="float">
            <text:p>183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37" calcext:value-type="float">
            <text:p>183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38" calcext:value-type="float">
            <text:p>183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39" calcext:value-type="float">
            <text:p>183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40" calcext:value-type="float">
            <text:p>184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41" calcext:value-type="float">
            <text:p>184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42" calcext:value-type="float">
            <text:p>184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43" calcext:value-type="float">
            <text:p>184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44" calcext:value-type="float">
            <text:p>184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45" calcext:value-type="float">
            <text:p>184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46" calcext:value-type="float">
            <text:p>184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47" calcext:value-type="float">
            <text:p>184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48" calcext:value-type="float">
            <text:p>184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49" calcext:value-type="float">
            <text:p>184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50" calcext:value-type="float">
            <text:p>185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51" calcext:value-type="float">
            <text:p>185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52" calcext:value-type="float">
            <text:p>185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53" calcext:value-type="float">
            <text:p>185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54" calcext:value-type="float">
            <text:p>185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55" calcext:value-type="float">
            <text:p>185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56" calcext:value-type="float">
            <text:p>185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57" calcext:value-type="float">
            <text:p>185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58" calcext:value-type="float">
            <text:p>185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59" calcext:value-type="float">
            <text:p>185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60" calcext:value-type="float">
            <text:p>186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61" calcext:value-type="float">
            <text:p>186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62" calcext:value-type="float">
            <text:p>186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63" calcext:value-type="float">
            <text:p>186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64" calcext:value-type="float">
            <text:p>186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65" calcext:value-type="float">
            <text:p>186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66" calcext:value-type="float">
            <text:p>186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67" calcext:value-type="float">
            <text:p>186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68" calcext:value-type="float">
            <text:p>186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69" calcext:value-type="float">
            <text:p>186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70" calcext:value-type="float">
            <text:p>187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71" calcext:value-type="float">
            <text:p>187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72" calcext:value-type="float">
            <text:p>187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73" calcext:value-type="float">
            <text:p>187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74" calcext:value-type="float">
            <text:p>187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75" calcext:value-type="float">
            <text:p>187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76" calcext:value-type="float">
            <text:p>187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77" calcext:value-type="float">
            <text:p>187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78" calcext:value-type="float">
            <text:p>187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79" calcext:value-type="float">
            <text:p>187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80" calcext:value-type="float">
            <text:p>188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81" calcext:value-type="float">
            <text:p>188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82" calcext:value-type="float">
            <text:p>188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83" calcext:value-type="float">
            <text:p>188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84" calcext:value-type="float">
            <text:p>188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85" calcext:value-type="float">
            <text:p>188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86" calcext:value-type="float">
            <text:p>188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87" calcext:value-type="float">
            <text:p>188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88" calcext:value-type="float">
            <text:p>188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89" calcext:value-type="float">
            <text:p>188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90" calcext:value-type="float">
            <text:p>189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91" calcext:value-type="float">
            <text:p>189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92" calcext:value-type="float">
            <text:p>189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93" calcext:value-type="float">
            <text:p>189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94" calcext:value-type="float">
            <text:p>189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95" calcext:value-type="float">
            <text:p>189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96" calcext:value-type="float">
            <text:p>189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97" calcext:value-type="float">
            <text:p>189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98" calcext:value-type="float">
            <text:p>189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899" calcext:value-type="float">
            <text:p>189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00" calcext:value-type="float">
            <text:p>190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01" calcext:value-type="float">
            <text:p>190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02" calcext:value-type="float">
            <text:p>190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03" calcext:value-type="float">
            <text:p>190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04" calcext:value-type="float">
            <text:p>190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05" calcext:value-type="float">
            <text:p>190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06" calcext:value-type="float">
            <text:p>190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07" calcext:value-type="float">
            <text:p>190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08" calcext:value-type="float">
            <text:p>190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09" calcext:value-type="float">
            <text:p>190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10" calcext:value-type="float">
            <text:p>191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11" calcext:value-type="float">
            <text:p>191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12" calcext:value-type="float">
            <text:p>191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13" calcext:value-type="float">
            <text:p>191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14" calcext:value-type="float">
            <text:p>191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15" calcext:value-type="float">
            <text:p>191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16" calcext:value-type="float">
            <text:p>191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17" calcext:value-type="float">
            <text:p>191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18" calcext:value-type="float">
            <text:p>191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19" calcext:value-type="float">
            <text:p>191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20" calcext:value-type="float">
            <text:p>192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21" calcext:value-type="float">
            <text:p>192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22" calcext:value-type="float">
            <text:p>192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23" calcext:value-type="float">
            <text:p>192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24" calcext:value-type="float">
            <text:p>192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33" calcext:value-type="float">
            <text:p>13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25" calcext:value-type="float">
            <text:p>192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26" calcext:value-type="float">
            <text:p>192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27" calcext:value-type="float">
            <text:p>192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28" calcext:value-type="float">
            <text:p>192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29" calcext:value-type="float">
            <text:p>192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32" calcext:value-type="float">
            <text:p>32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30" calcext:value-type="float">
            <text:p>193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31" calcext:value-type="float">
            <text:p>193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32" calcext:value-type="float">
            <text:p>193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72" calcext:value-type="float">
            <text:p>72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33" calcext:value-type="float">
            <text:p>193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34" calcext:value-type="float">
            <text:p>193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35" calcext:value-type="float">
            <text:p>193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36" calcext:value-type="float">
            <text:p>193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37" calcext:value-type="float">
            <text:p>193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38" calcext:value-type="float">
            <text:p>193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39" calcext:value-type="float">
            <text:p>193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40" calcext:value-type="float">
            <text:p>194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41" calcext:value-type="float">
            <text:p>194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42" calcext:value-type="float">
            <text:p>194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43" calcext:value-type="float">
            <text:p>194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44" calcext:value-type="float">
            <text:p>194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45" calcext:value-type="float">
            <text:p>194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59" calcext:value-type="float">
            <text:p>159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46" calcext:value-type="float">
            <text:p>194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47" calcext:value-type="float">
            <text:p>194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48" calcext:value-type="float">
            <text:p>194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49" calcext:value-type="float">
            <text:p>194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50" calcext:value-type="float">
            <text:p>195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51" calcext:value-type="float">
            <text:p>195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52" calcext:value-type="float">
            <text:p>195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53" calcext:value-type="float">
            <text:p>195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54" calcext:value-type="float">
            <text:p>195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55" calcext:value-type="float">
            <text:p>195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37" calcext:value-type="float">
            <text:p>37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56" calcext:value-type="float">
            <text:p>195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57" calcext:value-type="float">
            <text:p>195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58" calcext:value-type="float">
            <text:p>195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59" calcext:value-type="float">
            <text:p>195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60" calcext:value-type="float">
            <text:p>196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3" calcext:value-type="float">
            <text:p>13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61" calcext:value-type="float">
            <text:p>196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62" calcext:value-type="float">
            <text:p>196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63" calcext:value-type="float">
            <text:p>196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64" calcext:value-type="float">
            <text:p>196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65" calcext:value-type="float">
            <text:p>196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66" calcext:value-type="float">
            <text:p>196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67" calcext:value-type="float">
            <text:p>196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06" calcext:value-type="float">
            <text:p>106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68" calcext:value-type="float">
            <text:p>196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69" calcext:value-type="float">
            <text:p>196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70" calcext:value-type="float">
            <text:p>197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71" calcext:value-type="float">
            <text:p>197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72" calcext:value-type="float">
            <text:p>197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73" calcext:value-type="float">
            <text:p>197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74" calcext:value-type="float">
            <text:p>197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75" calcext:value-type="float">
            <text:p>197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74" calcext:value-type="float">
            <text:p>74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76" calcext:value-type="float">
            <text:p>197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77" calcext:value-type="float">
            <text:p>197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" calcext:value-type="float">
            <text:p>18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78" calcext:value-type="float">
            <text:p>197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79" calcext:value-type="float">
            <text:p>197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80" calcext:value-type="float">
            <text:p>198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81" calcext:value-type="float">
            <text:p>198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82" calcext:value-type="float">
            <text:p>198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83" calcext:value-type="float">
            <text:p>198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84" calcext:value-type="float">
            <text:p>198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85" calcext:value-type="float">
            <text:p>198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86" calcext:value-type="float">
            <text:p>198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87" calcext:value-type="float">
            <text:p>198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88" calcext:value-type="float">
            <text:p>198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89" calcext:value-type="float">
            <text:p>198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90" calcext:value-type="float">
            <text:p>199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91" calcext:value-type="float">
            <text:p>199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92" calcext:value-type="float">
            <text:p>199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93" calcext:value-type="float">
            <text:p>199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94" calcext:value-type="float">
            <text:p>199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95" calcext:value-type="float">
            <text:p>199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96" calcext:value-type="float">
            <text:p>199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97" calcext:value-type="float">
            <text:p>199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98" calcext:value-type="float">
            <text:p>199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01" calcext:value-type="float">
            <text:p>200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02" calcext:value-type="float">
            <text:p>200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16" calcext:value-type="float">
            <text:p>201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17" calcext:value-type="float">
            <text:p>201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18" calcext:value-type="float">
            <text:p>201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19" calcext:value-type="float">
            <text:p>201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22" calcext:value-type="float">
            <text:p>202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23" calcext:value-type="float">
            <text:p>202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24" calcext:value-type="float">
            <text:p>202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25" calcext:value-type="float">
            <text:p>202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26" calcext:value-type="float">
            <text:p>202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27" calcext:value-type="float">
            <text:p>202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28" calcext:value-type="float">
            <text:p>202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29" calcext:value-type="float">
            <text:p>202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30" calcext:value-type="float">
            <text:p>203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31" calcext:value-type="float">
            <text:p>203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32" calcext:value-type="float">
            <text:p>203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33" calcext:value-type="float">
            <text:p>203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34" calcext:value-type="float">
            <text:p>203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35" calcext:value-type="float">
            <text:p>203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36" calcext:value-type="float">
            <text:p>203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37" calcext:value-type="float">
            <text:p>203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38" calcext:value-type="float">
            <text:p>203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39" calcext:value-type="float">
            <text:p>2039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40" calcext:value-type="float">
            <text:p>2040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41" calcext:value-type="float">
            <text:p>2041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64" calcext:value-type="float">
            <text:p>64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42" calcext:value-type="float">
            <text:p>2042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43" calcext:value-type="float">
            <text:p>2043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44" calcext:value-type="float">
            <text:p>2044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45" calcext:value-type="float">
            <text:p>2045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46" calcext:value-type="float">
            <text:p>2046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47" calcext:value-type="float">
            <text:p>2047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56" calcext:value-type="float">
            <text:p>56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48" calcext:value-type="float">
            <text:p>2048</text:p>
          </table:table-cell>
          <table:table-cell table:style-name="ce2" office:value-type="date" office:date-value="2022-07-07" calcext:value-type="date">
            <text:p>07.07.2022</text:p>
          </table:table-cell>
          <table:table-cell office:value-type="string" calcext:value-type="string">
            <text:p>M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49" calcext:value-type="float">
            <text:p>2049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50" calcext:value-type="float">
            <text:p>2050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51" calcext:value-type="float">
            <text:p>2051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43" calcext:value-type="float">
            <text:p>43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52" calcext:value-type="float">
            <text:p>2052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53" calcext:value-type="float">
            <text:p>2053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54" calcext:value-type="float">
            <text:p>2054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55" calcext:value-type="float">
            <text:p>2055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56" calcext:value-type="float">
            <text:p>2056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57" calcext:value-type="float">
            <text:p>2057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58" calcext:value-type="float">
            <text:p>2058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59" calcext:value-type="float">
            <text:p>2059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60" calcext:value-type="float">
            <text:p>2060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61" calcext:value-type="float">
            <text:p>2061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62" calcext:value-type="float">
            <text:p>2062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63" calcext:value-type="float">
            <text:p>2063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64" calcext:value-type="float">
            <text:p>2064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65" calcext:value-type="float">
            <text:p>2065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66" calcext:value-type="float">
            <text:p>2066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67" calcext:value-type="float">
            <text:p>2067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68" calcext:value-type="float">
            <text:p>2068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69" calcext:value-type="float">
            <text:p>2069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70" calcext:value-type="float">
            <text:p>2070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71" calcext:value-type="float">
            <text:p>2071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72" calcext:value-type="float">
            <text:p>2072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73" calcext:value-type="float">
            <text:p>2073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74" calcext:value-type="float">
            <text:p>2074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75" calcext:value-type="float">
            <text:p>2075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76" calcext:value-type="float">
            <text:p>2076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77" calcext:value-type="float">
            <text:p>2077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78" calcext:value-type="float">
            <text:p>2078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79" calcext:value-type="float">
            <text:p>2079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80" calcext:value-type="float">
            <text:p>2080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81" calcext:value-type="float">
            <text:p>2081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82" calcext:value-type="float">
            <text:p>2082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83" calcext:value-type="float">
            <text:p>2083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84" calcext:value-type="float">
            <text:p>2084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85" calcext:value-type="float">
            <text:p>2085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86" calcext:value-type="float">
            <text:p>2086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87" calcext:value-type="float">
            <text:p>2087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88" calcext:value-type="float">
            <text:p>2088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89" calcext:value-type="float">
            <text:p>2089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90" calcext:value-type="float">
            <text:p>2090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91" calcext:value-type="float">
            <text:p>2091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92" calcext:value-type="float">
            <text:p>2092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93" calcext:value-type="float">
            <text:p>2093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94" calcext:value-type="float">
            <text:p>2094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95" calcext:value-type="float">
            <text:p>2095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96" calcext:value-type="float">
            <text:p>2096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97" calcext:value-type="float">
            <text:p>2097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98" calcext:value-type="float">
            <text:p>2098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099" calcext:value-type="float">
            <text:p>2099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00" calcext:value-type="float">
            <text:p>2100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01" calcext:value-type="float">
            <text:p>2101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02" calcext:value-type="float">
            <text:p>2102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03" calcext:value-type="float">
            <text:p>2103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04" calcext:value-type="float">
            <text:p>2104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05" calcext:value-type="float">
            <text:p>2105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06" calcext:value-type="float">
            <text:p>2106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07" calcext:value-type="float">
            <text:p>2107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08" calcext:value-type="float">
            <text:p>2108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09" calcext:value-type="float">
            <text:p>2109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10" calcext:value-type="float">
            <text:p>2110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11" calcext:value-type="float">
            <text:p>2111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12" calcext:value-type="float">
            <text:p>2112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13" calcext:value-type="float">
            <text:p>2113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14" calcext:value-type="float">
            <text:p>2114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15" calcext:value-type="float">
            <text:p>2115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16" calcext:value-type="float">
            <text:p>2116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17" calcext:value-type="float">
            <text:p>2117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18" calcext:value-type="float">
            <text:p>2118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19" calcext:value-type="float">
            <text:p>2119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20" calcext:value-type="float">
            <text:p>2120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21" calcext:value-type="float">
            <text:p>2121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22" calcext:value-type="float">
            <text:p>2122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23" calcext:value-type="float">
            <text:p>2123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24" calcext:value-type="float">
            <text:p>2124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25" calcext:value-type="float">
            <text:p>2125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26" calcext:value-type="float">
            <text:p>2126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89" calcext:value-type="float">
            <text:p>89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27" calcext:value-type="float">
            <text:p>2127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28" calcext:value-type="float">
            <text:p>2128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29" calcext:value-type="float">
            <text:p>2129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30" calcext:value-type="float">
            <text:p>2130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31" calcext:value-type="float">
            <text:p>2131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32" calcext:value-type="float">
            <text:p>2132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33" calcext:value-type="float">
            <text:p>2133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34" calcext:value-type="float">
            <text:p>2134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35" calcext:value-type="float">
            <text:p>2135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36" calcext:value-type="float">
            <text:p>2136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37" calcext:value-type="float">
            <text:p>2137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38" calcext:value-type="float">
            <text:p>2138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39" calcext:value-type="float">
            <text:p>2139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40" calcext:value-type="float">
            <text:p>2140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41" calcext:value-type="float">
            <text:p>2141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42" calcext:value-type="float">
            <text:p>2142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43" calcext:value-type="float">
            <text:p>2143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44" calcext:value-type="float">
            <text:p>2144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45" calcext:value-type="float">
            <text:p>2145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46" calcext:value-type="float">
            <text:p>2146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47" calcext:value-type="float">
            <text:p>2147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48" calcext:value-type="float">
            <text:p>2148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49" calcext:value-type="float">
            <text:p>2149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50" calcext:value-type="float">
            <text:p>2150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51" calcext:value-type="float">
            <text:p>2151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52" calcext:value-type="float">
            <text:p>2152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53" calcext:value-type="float">
            <text:p>2153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54" calcext:value-type="float">
            <text:p>2154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55" calcext:value-type="float">
            <text:p>2155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56" calcext:value-type="float">
            <text:p>2156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57" calcext:value-type="float">
            <text:p>2157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58" calcext:value-type="float">
            <text:p>2158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59" calcext:value-type="float">
            <text:p>2159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60" calcext:value-type="float">
            <text:p>2160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61" calcext:value-type="float">
            <text:p>2161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44" calcext:value-type="float">
            <text:p>144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62" calcext:value-type="float">
            <text:p>2162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147" calcext:value-type="float">
            <text:p>14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63" calcext:value-type="float">
            <text:p>2163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64" calcext:value-type="float">
            <text:p>2164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65" calcext:value-type="float">
            <text:p>2165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66" calcext:value-type="float">
            <text:p>2166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67" calcext:value-type="float">
            <text:p>2167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68" calcext:value-type="float">
            <text:p>2168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69" calcext:value-type="float">
            <text:p>2169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70" calcext:value-type="float">
            <text:p>2170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71" calcext:value-type="float">
            <text:p>2171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72" calcext:value-type="float">
            <text:p>2172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73" calcext:value-type="float">
            <text:p>2173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74" calcext:value-type="float">
            <text:p>2174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75" calcext:value-type="float">
            <text:p>2175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76" calcext:value-type="float">
            <text:p>2176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77" calcext:value-type="float">
            <text:p>2177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78" calcext:value-type="float">
            <text:p>2178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79" calcext:value-type="float">
            <text:p>2179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80" calcext:value-type="float">
            <text:p>2180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81" calcext:value-type="float">
            <text:p>2181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82" calcext:value-type="float">
            <text:p>2182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83" calcext:value-type="float">
            <text:p>2183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84" calcext:value-type="float">
            <text:p>2184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85" calcext:value-type="float">
            <text:p>2185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86" calcext:value-type="float">
            <text:p>2186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87" calcext:value-type="float">
            <text:p>2187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88" calcext:value-type="float">
            <text:p>2188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89" calcext:value-type="float">
            <text:p>2189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90" calcext:value-type="float">
            <text:p>2190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91" calcext:value-type="float">
            <text:p>2191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92" calcext:value-type="float">
            <text:p>2192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93" calcext:value-type="float">
            <text:p>2193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94" calcext:value-type="float">
            <text:p>2194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95" calcext:value-type="float">
            <text:p>2195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96" calcext:value-type="float">
            <text:p>2196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97" calcext:value-type="float">
            <text:p>2197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03" calcext:value-type="float">
            <text:p>103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98" calcext:value-type="float">
            <text:p>2198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199" calcext:value-type="float">
            <text:p>2199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00" calcext:value-type="float">
            <text:p>2200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01" calcext:value-type="float">
            <text:p>2201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02" calcext:value-type="float">
            <text:p>2202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03" calcext:value-type="float">
            <text:p>2203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" calcext:value-type="float">
            <text:p>18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04" calcext:value-type="float">
            <text:p>2204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05" calcext:value-type="float">
            <text:p>2205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06" calcext:value-type="float">
            <text:p>2206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07" calcext:value-type="float">
            <text:p>2207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08" calcext:value-type="float">
            <text:p>2208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09" calcext:value-type="float">
            <text:p>2209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10" calcext:value-type="float">
            <text:p>2210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11" calcext:value-type="float">
            <text:p>2211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12" calcext:value-type="float">
            <text:p>2212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13" calcext:value-type="float">
            <text:p>2213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14" calcext:value-type="float">
            <text:p>2214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15" calcext:value-type="float">
            <text:p>2215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16" calcext:value-type="float">
            <text:p>2216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17" calcext:value-type="float">
            <text:p>2217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18" calcext:value-type="float">
            <text:p>2218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19" calcext:value-type="float">
            <text:p>2219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20" calcext:value-type="float">
            <text:p>2220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21" calcext:value-type="float">
            <text:p>2221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22" calcext:value-type="float">
            <text:p>2222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23" calcext:value-type="float">
            <text:p>2223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24" calcext:value-type="float">
            <text:p>2224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25" calcext:value-type="float">
            <text:p>2225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59" calcext:value-type="float">
            <text:p>159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26" calcext:value-type="float">
            <text:p>2226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27" calcext:value-type="float">
            <text:p>2227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28" calcext:value-type="float">
            <text:p>2228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29" calcext:value-type="float">
            <text:p>2229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30" calcext:value-type="float">
            <text:p>2230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31" calcext:value-type="float">
            <text:p>2231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32" calcext:value-type="float">
            <text:p>2232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33" calcext:value-type="float">
            <text:p>2233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34" calcext:value-type="float">
            <text:p>2234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35" calcext:value-type="float">
            <text:p>2235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36" calcext:value-type="float">
            <text:p>2236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37" calcext:value-type="float">
            <text:p>2237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38" calcext:value-type="float">
            <text:p>2238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39" calcext:value-type="float">
            <text:p>2239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40" calcext:value-type="float">
            <text:p>2240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41" calcext:value-type="float">
            <text:p>2241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42" calcext:value-type="float">
            <text:p>2242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43" calcext:value-type="float">
            <text:p>2243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44" calcext:value-type="float">
            <text:p>2244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45" calcext:value-type="float">
            <text:p>2245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46" calcext:value-type="float">
            <text:p>2246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47" calcext:value-type="float">
            <text:p>2247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48" calcext:value-type="float">
            <text:p>2248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49" calcext:value-type="float">
            <text:p>2249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50" calcext:value-type="float">
            <text:p>2250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51" calcext:value-type="float">
            <text:p>2251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52" calcext:value-type="float">
            <text:p>2252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53" calcext:value-type="float">
            <text:p>2253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54" calcext:value-type="float">
            <text:p>2254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55" calcext:value-type="float">
            <text:p>2255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56" calcext:value-type="float">
            <text:p>2256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57" calcext:value-type="float">
            <text:p>2257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58" calcext:value-type="float">
            <text:p>2258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59" calcext:value-type="float">
            <text:p>2259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60" calcext:value-type="float">
            <text:p>2260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61" calcext:value-type="float">
            <text:p>2261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62" calcext:value-type="float">
            <text:p>2262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63" calcext:value-type="float">
            <text:p>2263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64" calcext:value-type="float">
            <text:p>2264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65" calcext:value-type="float">
            <text:p>2265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66" calcext:value-type="float">
            <text:p>2266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67" calcext:value-type="float">
            <text:p>2267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68" calcext:value-type="float">
            <text:p>2268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69" calcext:value-type="float">
            <text:p>2269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81" calcext:value-type="float">
            <text:p>8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70" calcext:value-type="float">
            <text:p>2270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71" calcext:value-type="float">
            <text:p>2271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office:value-type="float" office:value="2272" calcext:value-type="float">
            <text:p>2272</text:p>
          </table:table-cell>
          <table:table-cell table:style-name="ce2" office:value-type="date" office:date-value="2022-07-08" calcext:value-type="date">
            <text:p>08.07.2022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 table:number-rows-repeated="10463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овар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018" table:default-cell-style-name="ce1"/>
        <table:table-row table:style-name="ro6">
          <table:table-cell table:style-name="ce3" office:value-type="string" calcext:value-type="string">
            <text:p>Артикул</text:p>
          </table:table-cell>
          <table:table-cell table:style-name="ce3" office:value-type="string" calcext:value-type="string">
            <text:p>Отдел</text:p>
          </table:table-cell>
          <table:table-cell table:style-name="ce3" office:value-type="string" calcext:value-type="string">
            <text:p>Наименование</text:p>
          </table:table-cell>
          <table:table-cell table:style-name="ce3" office:value-type="string" calcext:value-type="string">
            <text:p>Единица измерения</text:p>
          </table:table-cell>
          <table:table-cell table:style-name="ce3" office:value-type="string" calcext:value-type="string">
            <text:p>Количество в упаковке</text:p>
          </table:table-cell>
          <table:table-cell table:style-name="ce3" office:value-type="string" calcext:value-type="string">
            <text:p>Производитель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Горох желтый колот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тово-розничный склад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молочны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ОАО "Мясоедово"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ечевица крас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ермерская лавка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ука блин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безлактозн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Фермерская лавка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демерара коричнев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ОО "Сладкая жизнь"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перь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ОАО "Мукомол"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овсян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Фермерская лавка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Грудинка копчен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ОАО "Мясоедово"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растворимы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ООО "Сладкая жизнь"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Бекон сыр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ОАО "Мясоедово"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Фунчоза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Фермерская лавка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песок бел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ОО "Сладкая жизнь"</text:p>
          </table:table-cell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в зернах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ООО "Сладкая жизнь"</text:p>
          </table:table-cell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да пищев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Оптово-розничный склад</text:p>
          </table:table-cell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Лапша гречнев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Фермерская лавка</text:p>
          </table:table-cell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ай черный индийски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ООО "Сладкая жизнь"</text:p>
          </table:table-cell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Бурый рис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тово-розничный склад</text:p>
          </table:table-cell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ардельк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ОАО "Мясоедово"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Рис длиннозерн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тово-розничный склад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Паштет из куриной печен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ОАО "Мясоедово"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вареная любитель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ОАО "Мясоедово"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ервелат варен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ОАО "Мясоедово"</text:p>
          </table:table-cell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спагетти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ОАО "Мукомол"</text:p>
          </table:table-cell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асло сливочное крестьянское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ОАО "Молоко"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курины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ОАО "Мясоедово"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метана 25%</text:p>
          </table:table-cell>
          <table:table-cell office:value-type="string" calcext:value-type="string">
            <text:p>литр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ОАО "Молочные реки"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Творожок детский сладкий</text:p>
          </table:table-cell>
          <table:table-cell office:value-type="string" calcext:value-type="string">
            <text:p>кг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ОАО "Молоко"</text:p>
          </table:table-cell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Хлопья овсяные Геркулес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Оптово-розничный склад</text:p>
          </table:table-cell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Бекон варен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ОАО "Мясоедово"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детское с 8 месяцев</text:p>
          </table:table-cell>
          <table:table-cell office:value-type="string" calcext:value-type="string">
            <text:p>литр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ОАО "Молоко"</text:p>
          </table:table-cell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Ветчина в оболочк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ОАО "Мясоедово"</text:p>
          </table:table-cell>
          <table:table-cell table:number-columns-repeated="101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Ряженка термостатная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ОАО "Молочные реки"</text:p>
          </table:table-cell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краков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ОАО "Мясоедово"</text:p>
          </table:table-cell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рафинад быстрорастворим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ООО "Сладкая жизнь"</text:p>
          </table:table-cell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Яйцо диетическое</text:p>
          </table:table-cell>
          <table:table-cell office:value-type="string" calcext:value-type="string">
            <text:p>ш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удашка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Кефир обезжиренный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АО "Молочные реки"</text:p>
          </table:table-cell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ука хлебопекарная в\с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Кефир 3,2%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АО "Молочные реки"</text:p>
          </table:table-cell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укурузные хлопья с сахаром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Оптово-розничный склад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сырокопченая салям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ОАО "Мясоедово"</text:p>
          </table:table-cell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вареная доктор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ОАО "Мясоедово"</text:p>
          </table:table-cell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гречневая ядрица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тово-розничный склад</text:p>
          </table:table-cell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ай зеленый 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ООО "Сладкая жизнь"</text:p>
          </table:table-cell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венски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ОАО "Мясоедово"</text:p>
          </table:table-cell>
          <table:table-cell table:number-columns-repeated="101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Паштет фермерский с грибам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ОАО "Мясоедово"</text:p>
          </table:table-cell>
          <table:table-cell table:number-columns-repeated="101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Творог 9% жирност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ОАО "Молочные реки"</text:p>
          </table:table-cell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вермишель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ОАО "Мукомол"</text:p>
          </table:table-cell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молоты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ООО "Сладкая жизнь"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метана 15%</text:p>
          </table:table-cell>
          <table:table-cell office:value-type="string" calcext:value-type="string">
            <text:p>литр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ОАО "Молочные реки"</text:p>
          </table:table-cell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ливерная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ОАО "Мясоедово"</text:p>
          </table:table-cell>
          <table:table-cell table:number-columns-repeated="101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рожк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ОАО "Мукомол"</text:p>
          </table:table-cell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Рис круглозерн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тово-розничный склад</text:p>
          </table:table-cell>
          <table:table-cell table:number-columns-repeated="101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ман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number-columns-repeated="101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ультрапастеризованное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АО "Молоко"</text:p>
          </table:table-cell>
          <table:table-cell table:number-columns-repeated="101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ль поваренная Экстра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тово-розничный склад</text:p>
          </table:table-cell>
          <table:table-cell table:number-columns-repeated="101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Хлопья 4 злака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Оптово-розничный склад</text:p>
          </table:table-cell>
          <table:table-cell table:number-columns-repeated="101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ль каменная помол №1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тово-розничный склад</text:p>
          </table:table-cell>
          <table:table-cell table:number-columns-repeated="101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ахмал картофель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Оптово-розничный склад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ливки 35% для взбивания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ОАО "Молоко"</text:p>
          </table:table-cell>
          <table:table-cell table:number-columns-repeated="1018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перлов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тово-розничный склад</text:p>
          </table:table-cell>
          <table:table-cell table:number-columns-repeated="1018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пшено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тово-розничный склад</text:p>
          </table:table-cell>
          <table:table-cell table:number-columns-repeated="1018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кокосов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Фермерская лавка</text:p>
          </table:table-cell>
          <table:table-cell table:number-columns-repeated="1018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ливки 10%</text:p>
          </table:table-cell>
          <table:table-cell office:value-type="string" calcext:value-type="string">
            <text:p>литр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ОАО "Молоко"</text:p>
          </table:table-cell>
          <table:table-cell table:number-columns-repeated="1018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агазин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1021" table:default-cell-style-name="ce1"/>
        <table:table-row table:style-name="ro2">
          <table:table-cell table:style-name="ce9" office:value-type="string" calcext:value-type="string">
            <text:p>ID магазина</text:p>
          </table:table-cell>
          <table:table-cell table:style-name="ce9" office:value-type="string" calcext:value-type="string">
            <text:p>Район</text:p>
          </table:table-cell>
          <table:table-cell table:style-name="ce9" office:value-type="string" calcext:value-type="string">
            <text:p>Адрес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1</text:p>
          </table:table-cell>
          <table:table-cell office:value-type="string" calcext:value-type="string">
            <text:p>Правобережный</text:p>
          </table:table-cell>
          <table:table-cell office:value-type="string" calcext:value-type="string">
            <text:p>ул. Гагарина, 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2</text:p>
          </table:table-cell>
          <table:table-cell office:value-type="string" calcext:value-type="string">
            <text:p>Васильевский</text:p>
          </table:table-cell>
          <table:table-cell office:value-type="string" calcext:value-type="string">
            <text:p>ул. Горная, 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3</text:p>
          </table:table-cell>
          <table:table-cell office:value-type="string" calcext:value-type="string">
            <text:p>Залинейный</text:p>
          </table:table-cell>
          <table:table-cell office:value-type="string" calcext:value-type="string">
            <text:p>ул. Механизаторов, 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4</text:p>
          </table:table-cell>
          <table:table-cell office:value-type="string" calcext:value-type="string">
            <text:p>Васильевский</text:p>
          </table:table-cell>
          <table:table-cell office:value-type="string" calcext:value-type="string">
            <text:p>просп. Жукова, 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5</text:p>
          </table:table-cell>
          <table:table-cell office:value-type="string" calcext:value-type="string">
            <text:p>Правобережный</text:p>
          </table:table-cell>
          <table:table-cell office:value-type="string" calcext:value-type="string">
            <text:p>ул. Гагарина, 1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6</text:p>
          </table:table-cell>
          <table:table-cell office:value-type="string" calcext:value-type="string">
            <text:p>Правобережный</text:p>
          </table:table-cell>
          <table:table-cell office:value-type="string" calcext:value-type="string">
            <text:p>ул. Марата, 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7</text:p>
          </table:table-cell>
          <table:table-cell office:value-type="string" calcext:value-type="string">
            <text:p>Васильевский</text:p>
          </table:table-cell>
          <table:table-cell office:value-type="string" calcext:value-type="string">
            <text:p>пл. Победы, 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8</text:p>
          </table:table-cell>
          <table:table-cell office:value-type="string" calcext:value-type="string">
            <text:p>Васильевский</text:p>
          </table:table-cell>
          <table:table-cell office:value-type="string" calcext:value-type="string">
            <text:p>ул. Металлургов, 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9</text:p>
          </table:table-cell>
          <table:table-cell office:value-type="string" calcext:value-type="string">
            <text:p>Залинейный</text:p>
          </table:table-cell>
          <table:table-cell office:value-type="string" calcext:value-type="string">
            <text:p>ул. Робеспьера, 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10</text:p>
          </table:table-cell>
          <table:table-cell office:value-type="string" calcext:value-type="string">
            <text:p>Правобережный</text:p>
          </table:table-cell>
          <table:table-cell office:value-type="string" calcext:value-type="string">
            <text:p>ул. Железнодорожная, 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11</text:p>
          </table:table-cell>
          <table:table-cell office:value-type="string" calcext:value-type="string">
            <text:p>Залинейный</text:p>
          </table:table-cell>
          <table:table-cell office:value-type="string" calcext:value-type="string">
            <text:p>ул. Цветочная, 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12</text:p>
          </table:table-cell>
          <table:table-cell office:value-type="string" calcext:value-type="string">
            <text:p>Васильевский</text:p>
          </table:table-cell>
          <table:table-cell office:value-type="string" calcext:value-type="string">
            <text:p>ул. Цветочная, 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13</text:p>
          </table:table-cell>
          <table:table-cell office:value-type="string" calcext:value-type="string">
            <text:p>Васильевский</text:p>
          </table:table-cell>
          <table:table-cell office:value-type="string" calcext:value-type="string">
            <text:p>Омское шоссе, 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14</text:p>
          </table:table-cell>
          <table:table-cell office:value-type="string" calcext:value-type="string">
            <text:p>Залинейный</text:p>
          </table:table-cell>
          <table:table-cell office:value-type="string" calcext:value-type="string">
            <text:p>ул. Первомайская, 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15</text:p>
          </table:table-cell>
          <table:table-cell office:value-type="string" calcext:value-type="string">
            <text:p>Правобережный</text:p>
          </table:table-cell>
          <table:table-cell office:value-type="string" calcext:value-type="string">
            <text:p>ул. Н. Головни, 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16</text:p>
          </table:table-cell>
          <table:table-cell office:value-type="string" calcext:value-type="string">
            <text:p>Васильевский</text:p>
          </table:table-cell>
          <table:table-cell office:value-type="string" calcext:value-type="string">
            <text:p>ул. Металлургов, 29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Движение_товаров.B2:Движение_товаров.H1137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Товар.B2:Товар.G65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Магазин.A1:Магазин.C1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_64 LibreOffice_project/b0ec3a565991f7569a5a7f5d24fed7f52653d754</meta:generator>
    <meta:initial-creator>Слава</meta:initial-creator>
    <meta:creation-date>2021-07-09T17:04:06Z</meta:creation-date>
    <dc:date>2022-09-18T15:05:40.683000000</dc:date>
    <meta:editing-duration>PT20M23S</meta:editing-duration>
    <meta:editing-cycles>3</meta:editing-cycles>
    <meta:document-statistic meta:table-count="3" meta:cell-count="16352" meta:object-count="0"/>
  </office:meta>
</office:document-meta>
</file>